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Telugu" svg:font-family="'Lohit Telugu'"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4e311"/>
    </style:style>
    <style:style style:name="P3" style:family="paragraph" style:parent-style-name="Standard">
      <style:paragraph-properties fo:text-align="center" style:justify-single-word="false"/>
      <style:text-properties officeooo:paragraph-rsid="00177111"/>
    </style:style>
    <style:style style:name="P4" style:family="paragraph" style:parent-style-name="Standard">
      <style:paragraph-properties fo:text-align="center" style:justify-single-word="false"/>
      <style:text-properties officeooo:paragraph-rsid="00183245"/>
    </style:style>
    <style:style style:name="P5" style:family="paragraph" style:parent-style-name="Standard">
      <style:paragraph-properties fo:text-align="center" style:justify-single-word="false"/>
      <style:text-properties officeooo:paragraph-rsid="0018a32a"/>
    </style:style>
    <style:style style:name="P6" style:family="paragraph" style:parent-style-name="Standard">
      <style:paragraph-properties fo:text-align="center" style:justify-single-word="false"/>
      <style:text-properties officeooo:paragraph-rsid="001a6cb4"/>
    </style:style>
    <style:style style:name="P7" style:family="paragraph" style:parent-style-name="Standard">
      <style:paragraph-properties fo:text-align="center" style:justify-single-word="false"/>
      <style:text-properties officeooo:paragraph-rsid="001f370d"/>
    </style:style>
    <style:style style:name="P8" style:family="paragraph" style:parent-style-name="Standard">
      <style:paragraph-properties fo:text-align="center" style:justify-single-word="false"/>
      <style:text-properties officeooo:paragraph-rsid="0026ba2b"/>
    </style:style>
    <style:style style:name="P9" style:family="paragraph" style:parent-style-name="Standard">
      <style:paragraph-properties fo:text-align="center" style:justify-single-word="false"/>
      <style:text-properties officeooo:paragraph-rsid="002e545f"/>
    </style:style>
    <style:style style:name="P10" style:family="paragraph" style:parent-style-name="Standard">
      <style:paragraph-properties fo:text-align="center" style:justify-single-word="false"/>
      <style:text-properties officeooo:paragraph-rsid="002f2f8e"/>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officeooo:paragraph-rsid="00322733"/>
    </style:style>
    <style:style style:name="P13" style:family="paragraph" style:parent-style-name="Standard">
      <style:paragraph-properties fo:text-align="start" style:justify-single-word="false"/>
      <style:text-properties officeooo:paragraph-rsid="00327031"/>
    </style:style>
    <style:style style:name="P14" style:family="paragraph" style:parent-style-name="Standard">
      <style:paragraph-properties fo:text-align="center" style:justify-single-word="false"/>
      <style:text-properties officeooo:paragraph-rsid="003a6cc7"/>
    </style:style>
    <style:style style:name="P15" style:family="paragraph" style:parent-style-name="Standard">
      <style:paragraph-properties fo:text-align="center" style:justify-single-word="false"/>
      <style:text-properties officeooo:paragraph-rsid="003b0e7f"/>
    </style:style>
    <style:style style:name="P16" style:family="paragraph" style:parent-style-name="Standard">
      <style:paragraph-properties fo:text-align="center" style:justify-single-word="false"/>
      <style:text-properties officeooo:paragraph-rsid="002f2f8e"/>
    </style:style>
    <style:style style:name="P17" style:family="paragraph" style:parent-style-name="Standard">
      <style:paragraph-properties fo:text-align="center" style:justify-single-word="false"/>
      <style:text-properties officeooo:paragraph-rsid="003c2834"/>
    </style:style>
    <style:style style:name="P18" style:family="paragraph" style:parent-style-name="Standard">
      <style:paragraph-properties fo:text-align="center" style:justify-single-word="false"/>
      <style:text-properties officeooo:paragraph-rsid="003c4b43"/>
    </style:style>
    <style:style style:name="P19" style:family="paragraph" style:parent-style-name="Standard">
      <style:paragraph-properties fo:text-align="center" style:justify-single-word="false"/>
      <style:text-properties officeooo:paragraph-rsid="0026ba2b"/>
    </style:style>
    <style:style style:name="P20" style:family="paragraph" style:parent-style-name="Standard">
      <style:paragraph-properties fo:text-align="center" style:justify-single-word="false"/>
      <style:text-properties officeooo:paragraph-rsid="001a6cb4"/>
    </style:style>
    <style:style style:name="P21" style:family="paragraph" style:parent-style-name="Standard">
      <style:paragraph-properties fo:text-align="center" style:justify-single-word="false"/>
      <style:text-properties officeooo:paragraph-rsid="00183245"/>
    </style:style>
    <style:style style:name="P22" style:family="paragraph" style:parent-style-name="Standard">
      <style:paragraph-properties fo:text-align="center" style:justify-single-word="false"/>
      <style:text-properties officeooo:paragraph-rsid="001f370d"/>
    </style:style>
    <style:style style:name="P23" style:family="paragraph" style:parent-style-name="Standard">
      <style:paragraph-properties fo:text-align="center" style:justify-single-word="false"/>
      <style:text-properties officeooo:paragraph-rsid="002e545f"/>
    </style:style>
    <style:style style:name="T1" style:family="text">
      <style:text-properties fo:font-variant="normal" fo:text-transform="none" fo:color="#000000" loext:opacity="100%" fo:font-size="16pt" fo:letter-spacing="normal" fo:font-weight="bold" style:font-size-asian="16pt" style:font-weight-asian="bold" style:font-name-complex="Lohit Telugu" style:font-size-complex="16pt" style:font-style-complex="normal" style:font-weight-complex="bold"/>
    </style:style>
    <style:style style:name="T2" style:family="text">
      <style:text-properties fo:font-variant="normal" fo:text-transform="none" fo:color="#000000" loext:opacity="100%" style:font-name="Lohit Telugu" fo:font-size="16pt" fo:letter-spacing="normal" fo:font-style="normal" fo:font-weight="bold" style:font-size-asian="16pt" style:font-weight-asian="bold" style:font-size-complex="16pt" style:font-weight-complex="bold"/>
    </style:style>
    <style:style style:name="T3" style:family="text">
      <style:text-properties fo:font-variant="normal" fo:text-transform="none" fo:color="#000000" loext:opacity="100%" style:font-name="Lohit Telugu" fo:font-size="16pt" fo:letter-spacing="normal" fo:font-weight="bold" style:font-size-asian="16pt" style:font-weight-asian="bold" style:font-name-complex="Lohit Telugu" style:font-size-complex="16pt" style:font-style-complex="normal" style:font-weight-complex="bold"/>
    </style:style>
    <style:style style:name="T4" style:family="text">
      <style:text-properties fo:font-variant="normal" fo:text-transform="none" fo:color="#000000" loext:opacity="100%" style:font-name="Lohit Telugu" fo:font-size="14pt" fo:letter-spacing="normal" fo:font-weight="bold" style:font-size-asian="14pt" style:font-weight-asian="bold" style:font-name-complex="Lohit Telugu" style:font-size-complex="14pt" style:font-style-complex="normal" style:font-weight-complex="bold"/>
    </style:style>
    <style:style style:name="T5" style:family="text">
      <style:text-properties fo:font-variant="normal" fo:text-transform="none" fo:color="#000000" loext:opacity="100%" style:font-name="Lohit Telugu" fo:font-size="14pt" fo:letter-spacing="normal" fo:font-weight="bold" officeooo:rsid="0011a8af" style:font-size-asian="14pt" style:font-weight-asian="bold" style:font-name-complex="Lohit Telugu" style:font-size-complex="14pt" style:font-style-complex="normal" style:font-weight-complex="bold"/>
    </style:style>
    <style:style style:name="T6" style:family="text">
      <style:text-properties fo:font-variant="normal" fo:text-transform="none" fo:color="#000000" loext:opacity="100%" style:font-name="Lohit Telugu" fo:font-size="14pt" fo:letter-spacing="normal" fo:font-weight="normal" style:font-size-asian="14pt" style:font-weight-asian="normal" style:font-name-complex="Lohit Telugu" style:font-size-complex="14pt" style:font-style-complex="normal" style:font-weight-complex="normal"/>
    </style:style>
    <style:style style:name="T7" style:family="text">
      <style:text-properties fo:font-variant="normal" fo:text-transform="none" fo:color="#000000" loext:opacity="100%" style:font-name="Lohit Telugu" fo:font-size="14pt" fo:letter-spacing="normal" fo:font-style="normal" fo:font-weight="bold" style:font-size-asian="14pt" style:font-weight-asian="bold" style:font-name-complex="Lohit Telugu" style:font-size-complex="14pt" style:font-style-complex="normal" style:font-weight-complex="bold"/>
    </style:style>
    <style:style style:name="T8" style:family="text">
      <style:text-properties fo:font-variant="normal" fo:text-transform="none" fo:color="#000000" loext:opacity="100%" style:font-name="Lohit Telugu" fo:font-size="14pt" fo:letter-spacing="normal" fo:font-style="normal" fo:font-weight="bold" officeooo:rsid="0011a8af" style:font-size-asian="14pt" style:font-weight-asian="bold" style:font-name-complex="Lohit Telugu" style:font-size-complex="14pt" style:font-style-complex="normal" style:font-weight-complex="bold"/>
    </style:style>
    <style:style style:name="T9" style:family="text">
      <style:text-properties fo:font-variant="normal" fo:text-transform="none" fo:color="#000000" loext:opacity="100%" style:font-name="Lohit Telugu" fo:font-size="14pt" fo:letter-spacing="normal" fo:font-style="normal" fo:font-weight="bold" officeooo:rsid="0012c8ed" style:font-size-asian="14pt" style:font-weight-asian="bold" style:font-name-complex="Lohit Telugu" style:font-size-complex="14pt" style:font-style-complex="normal" style:font-weight-complex="bold"/>
    </style:style>
    <style:style style:name="T10" style:family="text">
      <style:text-properties fo:font-variant="normal" fo:text-transform="none" fo:color="#000000" loext:opacity="100%" style:font-name="Lohit Telugu" fo:font-size="12pt" fo:letter-spacing="normal" fo:font-weight="normal" officeooo:rsid="001de8a1" style:font-size-asian="12pt" style:font-weight-asian="normal" style:font-name-complex="Lohit Telugu" style:font-size-complex="12pt" style:font-style-complex="normal" style:font-weight-complex="normal"/>
    </style:style>
    <style:style style:name="T11" style:family="text">
      <style:text-properties fo:font-variant="normal" fo:text-transform="none" fo:color="#000000" loext:opacity="100%" style:font-name="Lohit Telugu" fo:font-size="12pt" fo:letter-spacing="normal" fo:font-weight="bold" officeooo:rsid="001de8a1" style:font-size-asian="12pt" style:font-weight-asian="bold" style:font-name-complex="Lohit Telugu" style:font-size-complex="12pt" style:font-style-complex="normal" style:font-weight-complex="bold"/>
    </style:style>
    <style:style style:name="T12" style:family="text">
      <style:text-properties fo:font-variant="normal" fo:text-transform="none" fo:color="#000000" loext:opacity="100%" style:font-name="Lohit Telugu" fo:font-size="12pt" fo:letter-spacing="normal" fo:font-weight="bold" officeooo:rsid="003a6cc7" style:font-size-asian="12pt" style:font-weight-asian="bold" style:font-name-complex="Lohit Telugu" style:font-size-complex="12pt" style:font-style-complex="normal" style:font-weight-complex="bold"/>
    </style:style>
    <style:style style:name="T13" style:family="text">
      <style:text-properties fo:font-variant="normal" fo:text-transform="none" fo:color="#000000" loext:opacity="100%" style:font-name="Liberation Mono" fo:font-size="12pt" fo:letter-spacing="normal" fo:font-style="normal" fo:font-weight="normal" officeooo:rsid="001348b2" style:font-size-asian="10.5pt" style:font-weight-asian="normal" style:font-name-complex="Lohit Telugu" style:font-size-complex="12pt" style:font-style-complex="normal" style:font-weight-complex="normal"/>
    </style:style>
    <style:style style:name="T14" style:family="text">
      <style:text-properties fo:font-variant="normal" fo:text-transform="none" fo:color="#000000" loext:opacity="100%" style:font-name="Liberation Mono" fo:font-size="12pt" fo:letter-spacing="normal" fo:font-style="normal" fo:font-weight="normal" officeooo:rsid="00144623" style:font-size-asian="10.5pt" style:font-weight-asian="normal" style:font-name-complex="Lohit Telugu" style:font-size-complex="12pt" style:font-style-complex="normal" style:font-weight-complex="normal"/>
    </style:style>
    <style:style style:name="T15" style:family="text">
      <style:text-properties fo:font-variant="normal" fo:text-transform="none" fo:color="#000000" loext:opacity="100%" style:font-name="Liberation Mono" fo:font-size="12pt" fo:letter-spacing="normal" fo:font-style="normal" fo:font-weight="normal" officeooo:rsid="0014e311" style:font-size-asian="10.5pt" style:font-weight-asian="normal" style:font-name-complex="Lohit Telugu" style:font-size-complex="12pt" style:font-style-complex="normal" style:font-weight-complex="normal"/>
    </style:style>
    <style:style style:name="T16" style:family="text">
      <style:text-properties fo:font-variant="normal" fo:text-transform="none" fo:color="#000000" loext:opacity="100%" style:font-name="Liberation Mono" fo:font-size="12pt" fo:letter-spacing="normal" fo:font-style="normal" fo:font-weight="normal" officeooo:rsid="00168c7b" style:font-size-asian="10.5pt" style:font-weight-asian="normal" style:font-name-complex="Lohit Telugu" style:font-size-complex="12pt" style:font-style-complex="normal" style:font-weight-complex="normal"/>
    </style:style>
    <style:style style:name="T17" style:family="text">
      <style:text-properties fo:font-variant="normal" fo:text-transform="none" fo:color="#000000" loext:opacity="100%" style:font-name="Liberation Mono" fo:font-size="12pt" fo:letter-spacing="normal" fo:font-style="normal" fo:font-weight="normal" officeooo:rsid="00183245" style:font-size-asian="12pt" style:font-weight-asian="normal" style:font-name-complex="Lohit Telugu" style:font-size-complex="12pt" style:font-style-complex="normal" style:font-weight-complex="normal"/>
    </style:style>
    <style:style style:name="T18" style:family="text">
      <style:text-properties fo:font-variant="normal" fo:text-transform="none" fo:color="#000000" loext:opacity="100%" style:font-name="Liberation Mono" fo:font-size="12pt" fo:letter-spacing="normal" fo:font-style="normal" fo:font-weight="normal" officeooo:rsid="001a6cb4" style:font-size-asian="12pt" style:font-weight-asian="normal" style:font-name-complex="Lohit Telugu" style:font-size-complex="12pt" style:font-style-complex="normal" style:font-weight-complex="normal"/>
    </style:style>
    <style:style style:name="T19" style:family="text">
      <style:text-properties fo:font-variant="normal" fo:text-transform="none" fo:color="#000000" loext:opacity="100%" style:font-name="Liberation Mono" fo:font-size="12pt" fo:letter-spacing="normal" fo:font-style="normal" fo:font-weight="normal" officeooo:rsid="001b14ee" style:font-size-asian="12pt" style:font-weight-asian="normal" style:font-name-complex="Lohit Telugu" style:font-size-complex="12pt" style:font-style-complex="normal" style:font-weight-complex="normal"/>
    </style:style>
    <style:style style:name="T20" style:family="text">
      <style:text-properties fo:font-variant="normal" fo:text-transform="none" fo:color="#000000" loext:opacity="100%" style:font-name="Liberation Mono" fo:font-size="12pt" fo:letter-spacing="normal" fo:font-style="normal" fo:font-weight="normal" officeooo:rsid="001affc3" style:font-size-asian="12pt" style:font-weight-asian="normal" style:font-name-complex="Lohit Telugu" style:font-size-complex="12pt" style:font-style-complex="normal" style:font-weight-complex="normal"/>
    </style:style>
    <style:style style:name="T21" style:family="text">
      <style:text-properties fo:font-variant="normal" fo:text-transform="none" fo:color="#000000" loext:opacity="100%" style:font-name="Liberation Mono" fo:font-size="12pt" fo:letter-spacing="normal" fo:font-style="normal" fo:font-weight="normal" officeooo:rsid="001c1e96" style:font-size-asian="12pt" style:font-weight-asian="normal" style:font-name-complex="Lohit Telugu" style:font-size-complex="12pt" style:font-style-complex="normal" style:font-weight-complex="normal"/>
    </style:style>
    <style:style style:name="T22" style:family="text">
      <style:text-properties fo:font-variant="normal" fo:text-transform="none" fo:color="#000000" loext:opacity="100%" style:font-name="Liberation Mono" fo:font-size="12pt" fo:letter-spacing="normal" fo:font-style="normal" fo:font-weight="normal" officeooo:rsid="001f370d" style:font-size-asian="12pt" style:font-weight-asian="normal" style:font-name-complex="Lohit Telugu" style:font-size-complex="12pt" style:font-style-complex="normal" style:font-weight-complex="normal"/>
    </style:style>
    <style:style style:name="T23" style:family="text">
      <style:text-properties fo:font-variant="normal" fo:text-transform="none" fo:color="#000000" loext:opacity="100%" style:font-name="Liberation Mono" fo:font-size="12pt" fo:letter-spacing="normal" fo:font-style="normal" fo:font-weight="normal" officeooo:rsid="0021c327" style:font-size-asian="12pt" style:font-weight-asian="normal" style:font-name-complex="Lohit Telugu" style:font-size-complex="12pt" style:font-style-complex="normal" style:font-weight-complex="normal"/>
    </style:style>
    <style:style style:name="T24" style:family="text">
      <style:text-properties fo:font-variant="normal" fo:text-transform="none" fo:color="#000000" loext:opacity="100%" style:font-name="Liberation Mono" fo:font-size="12pt" fo:letter-spacing="normal" fo:font-style="normal" fo:font-weight="normal" officeooo:rsid="0023fc73" style:font-size-asian="12pt" style:font-weight-asian="normal" style:font-name-complex="Lohit Telugu" style:font-size-complex="12pt" style:font-style-complex="normal" style:font-weight-complex="normal"/>
    </style:style>
    <style:style style:name="T25" style:family="text">
      <style:text-properties fo:font-variant="normal" fo:text-transform="none" fo:color="#000000" loext:opacity="100%" style:font-name="Liberation Mono" fo:font-size="12pt" fo:letter-spacing="normal" fo:font-style="normal" fo:font-weight="normal" officeooo:rsid="0025a30a" style:font-size-asian="12pt" style:font-weight-asian="normal" style:font-name-complex="Lohit Telugu" style:font-size-complex="12pt" style:font-style-complex="normal" style:font-weight-complex="normal"/>
    </style:style>
    <style:style style:name="T26" style:family="text">
      <style:text-properties fo:font-variant="normal" fo:text-transform="none" fo:color="#000000" loext:opacity="100%" style:font-name="Liberation Mono" fo:font-size="12pt" fo:letter-spacing="normal" fo:font-style="normal" fo:font-weight="normal" officeooo:rsid="00264999" style:font-size-asian="12pt" style:font-weight-asian="normal" style:font-name-complex="Lohit Telugu" style:font-size-complex="12pt" style:font-style-complex="normal" style:font-weight-complex="normal"/>
    </style:style>
    <style:style style:name="T27" style:family="text">
      <style:text-properties fo:font-variant="normal" fo:text-transform="none" fo:color="#000000" loext:opacity="100%" style:font-name="Liberation Mono" fo:font-size="12pt" fo:letter-spacing="normal" fo:font-style="normal" fo:font-weight="normal" officeooo:rsid="0026ba2b" style:font-size-asian="12pt" style:font-weight-asian="normal" style:font-name-complex="Lohit Telugu" style:font-size-complex="12pt" style:font-style-complex="normal" style:font-weight-complex="normal"/>
    </style:style>
    <style:style style:name="T28" style:family="text">
      <style:text-properties fo:font-variant="normal" fo:text-transform="none" fo:color="#000000" loext:opacity="100%" style:font-name="Liberation Mono" fo:font-size="12pt" fo:letter-spacing="normal" fo:font-style="normal" fo:font-weight="normal" officeooo:rsid="0026ba2b" style:font-size-asian="12pt" style:font-weight-asian="normal" style:font-name-complex="Lohit Telugu" style:font-size-complex="12pt" style:font-style-complex="normal" style:font-weight-complex="normal" loext:padding="0.049cm" loext:border="0.06pt solid #d9d9e3"/>
    </style:style>
    <style:style style:name="T29" style:family="text">
      <style:text-properties fo:font-variant="normal" fo:text-transform="none" fo:color="#000000" loext:opacity="100%" style:font-name="Liberation Mono" fo:font-size="12pt" fo:letter-spacing="normal" fo:font-style="normal" fo:font-weight="normal" officeooo:rsid="0027799a" style:font-size-asian="12pt" style:font-weight-asian="normal" style:font-name-complex="Lohit Telugu" style:font-size-complex="12pt" style:font-style-complex="normal" style:font-weight-complex="normal"/>
    </style:style>
    <style:style style:name="T30" style:family="text">
      <style:text-properties fo:font-variant="normal" fo:text-transform="none" fo:color="#000000" loext:opacity="100%" style:font-name="Liberation Mono" fo:font-size="12pt" fo:letter-spacing="normal" fo:font-style="normal" fo:font-weight="normal" officeooo:rsid="0028a209" style:font-size-asian="12pt" style:font-weight-asian="normal" style:font-name-complex="Lohit Telugu" style:font-size-complex="12pt" style:font-style-complex="normal" style:font-weight-complex="normal"/>
    </style:style>
    <style:style style:name="T31" style:family="text">
      <style:text-properties fo:font-variant="normal" fo:text-transform="none" fo:color="#000000" loext:opacity="100%" style:font-name="Liberation Mono" fo:font-size="12pt" fo:letter-spacing="normal" fo:font-style="normal" fo:font-weight="normal" officeooo:rsid="002e545f" style:font-size-asian="12pt" style:font-weight-asian="normal" style:font-name-complex="Lohit Telugu" style:font-size-complex="12pt" style:font-style-complex="normal" style:font-weight-complex="normal"/>
    </style:style>
    <style:style style:name="T32" style:family="text">
      <style:text-properties fo:font-variant="normal" fo:text-transform="none" fo:color="#000000" loext:opacity="100%" style:font-name="Liberation Mono" fo:font-size="12pt" fo:letter-spacing="normal" fo:font-style="normal" fo:font-weight="normal" officeooo:rsid="002f2f8e" style:font-size-asian="12pt" style:font-weight-asian="normal" style:font-name-complex="Lohit Telugu" style:font-size-complex="12pt" style:font-style-complex="normal" style:font-weight-complex="normal"/>
    </style:style>
    <style:style style:name="T33" style:family="text">
      <style:text-properties fo:font-variant="normal" fo:text-transform="none" fo:color="#000000" loext:opacity="100%" style:font-name="Liberation Mono" fo:font-size="12pt" fo:letter-spacing="normal" fo:font-style="normal" fo:font-weight="normal" officeooo:rsid="003080c1" style:font-size-asian="12pt" style:font-weight-asian="normal" style:font-name-complex="Lohit Telugu" style:font-size-complex="12pt" style:font-style-complex="normal" style:font-weight-complex="normal"/>
    </style:style>
    <style:style style:name="T34" style:family="text">
      <style:text-properties fo:font-variant="normal" fo:text-transform="none" fo:color="#000000" loext:opacity="100%" style:font-name="Liberation Mono" fo:font-size="12pt" fo:letter-spacing="normal" fo:font-style="normal" fo:font-weight="normal" officeooo:rsid="00322733" style:font-size-asian="12pt" style:font-weight-asian="normal" style:font-name-complex="Lohit Telugu" style:font-size-complex="12pt" style:font-style-complex="normal" style:font-weight-complex="normal"/>
    </style:style>
    <style:style style:name="T35" style:family="text">
      <style:text-properties fo:font-variant="normal" fo:text-transform="none" fo:color="#000000" loext:opacity="100%" style:font-name="Liberation Mono" fo:font-size="12pt" fo:letter-spacing="normal" fo:font-style="normal" fo:font-weight="normal" officeooo:rsid="00327031" style:font-size-asian="12pt" style:font-weight-asian="normal" style:font-name-complex="Lohit Telugu" style:font-size-complex="12pt" style:font-style-complex="normal" style:font-weight-complex="normal"/>
    </style:style>
    <style:style style:name="T36" style:family="text">
      <style:text-properties fo:font-variant="normal" fo:text-transform="none" fo:color="#000000" loext:opacity="100%" style:font-name="Liberation Mono" fo:font-size="12pt" fo:letter-spacing="normal" fo:font-style="normal" fo:font-weight="normal" officeooo:rsid="0033d85a" style:font-size-asian="12pt" style:font-weight-asian="normal" style:font-name-complex="Lohit Telugu" style:font-size-complex="12pt" style:font-style-complex="normal" style:font-weight-complex="normal"/>
    </style:style>
    <style:style style:name="T37" style:family="text">
      <style:text-properties fo:font-variant="normal" fo:text-transform="none" fo:color="#000000" loext:opacity="100%" style:font-name="Liberation Mono" fo:font-size="12pt" fo:letter-spacing="normal" fo:font-style="normal" fo:font-weight="normal" officeooo:rsid="0035c444" style:font-size-asian="12pt" style:font-weight-asian="normal" style:font-name-complex="Lohit Telugu" style:font-size-complex="12pt" style:font-style-complex="normal" style:font-weight-complex="normal"/>
    </style:style>
    <style:style style:name="T38" style:family="text">
      <style:text-properties fo:font-variant="normal" fo:text-transform="none" fo:color="#000000" loext:opacity="100%" style:font-name="Liberation Mono" fo:font-size="12pt" fo:letter-spacing="normal" fo:font-style="normal" fo:font-weight="normal" officeooo:rsid="00360ab9" style:font-size-asian="12pt" style:font-weight-asian="normal" style:font-name-complex="Lohit Telugu" style:font-size-complex="12pt" style:font-style-complex="normal" style:font-weight-complex="normal"/>
    </style:style>
    <style:style style:name="T39" style:family="text">
      <style:text-properties fo:font-variant="normal" fo:text-transform="none" fo:color="#000000" loext:opacity="100%" style:font-name="Liberation Mono" fo:font-size="12pt" fo:letter-spacing="normal" fo:font-style="normal" fo:font-weight="normal" officeooo:rsid="003c4b43" style:font-size-asian="12pt" style:font-weight-asian="normal" style:font-name-complex="Lohit Telugu" style:font-size-complex="12pt" style:font-style-complex="normal" style:font-weight-complex="normal"/>
    </style:style>
    <style:style style:name="T40" style:family="text">
      <style:text-properties fo:font-variant="normal" fo:text-transform="none" fo:color="#000000" loext:opacity="100%" style:font-name="Liberation Mono" fo:font-size="12pt" fo:letter-spacing="normal" fo:font-style="normal" fo:font-weight="normal" officeooo:rsid="003ea778" style:font-size-asian="12pt" style:font-weight-asian="normal" style:font-name-complex="Lohit Telugu" style:font-size-complex="12pt" style:font-style-complex="normal" style:font-weight-complex="normal"/>
    </style:style>
    <style:style style:name="T41" style:family="text">
      <style:text-properties fo:font-variant="normal" fo:text-transform="none" fo:color="#000000" loext:opacity="100%" style:font-name="Liberation Mono" fo:font-size="12pt" fo:letter-spacing="normal" fo:font-style="normal" fo:font-weight="bold" officeooo:rsid="00144623" style:font-size-asian="10.5pt" style:font-weight-asian="bold" style:font-name-complex="Lohit Telugu" style:font-size-complex="12pt" style:font-style-complex="normal" style:font-weight-complex="bold"/>
    </style:style>
    <style:style style:name="T42" style:family="text">
      <style:text-properties fo:font-variant="normal" fo:text-transform="none" fo:color="#000000" loext:opacity="100%" style:font-name="Liberation Mono" fo:font-size="12pt" fo:letter-spacing="normal" fo:font-style="normal" fo:font-weight="bold" officeooo:rsid="0025a30a" style:font-size-asian="12pt" style:font-weight-asian="bold" style:font-name-complex="Lohit Telugu" style:font-size-complex="12pt" style:font-style-complex="normal" style:font-weight-complex="bold"/>
    </style:style>
    <style:style style:name="T43" style:family="text">
      <style:text-properties fo:font-variant="normal" fo:text-transform="none" fo:color="#000000" loext:opacity="100%" style:font-name="Liberation Mono" fo:font-size="12pt" fo:letter-spacing="normal" fo:font-style="normal" fo:font-weight="bold" officeooo:rsid="00264999" style:font-size-asian="12pt" style:font-weight-asian="bold" style:font-name-complex="Lohit Telugu" style:font-size-complex="12pt" style:font-style-complex="normal" style:font-weight-complex="bold"/>
    </style:style>
    <style:style style:name="T44" style:family="text">
      <style:text-properties fo:font-variant="normal" fo:text-transform="none" fo:color="#000000" loext:opacity="100%" style:font-name="Liberation Mono" fo:font-size="12pt" fo:letter-spacing="normal" fo:font-style="normal" fo:font-weight="bold" officeooo:rsid="00183245" style:font-size-asian="12pt" style:font-weight-asian="bold" style:font-name-complex="Lohit Telugu" style:font-size-complex="12pt" style:font-style-complex="normal" style:font-weight-complex="bold"/>
    </style:style>
    <style:style style:name="T45" style:family="text">
      <style:text-properties fo:font-variant="normal" fo:text-transform="none" fo:color="#000000" loext:opacity="100%" style:font-name="Liberation Mono" fo:font-size="12pt" fo:letter-spacing="normal" fo:font-weight="normal" officeooo:rsid="0016c79b" style:font-size-asian="10.5pt" style:font-weight-asian="normal" style:font-name-complex="Lohit Telugu" style:font-size-complex="12pt" style:font-style-complex="normal" style:font-weight-complex="normal"/>
    </style:style>
    <style:style style:name="T46" style:family="text">
      <style:text-properties fo:font-variant="normal" fo:text-transform="none" fo:color="#000000" loext:opacity="100%" style:font-name="Liberation Mono" fo:font-size="12pt" fo:letter-spacing="normal" fo:font-weight="normal" officeooo:rsid="00177111" style:font-size-asian="10.5pt" style:font-weight-asian="normal" style:font-name-complex="Lohit Telugu" style:font-size-complex="12pt" style:font-style-complex="normal" style:font-weight-complex="normal"/>
    </style:style>
    <style:style style:name="T47" style:family="text">
      <style:text-properties fo:font-variant="normal" fo:text-transform="none" fo:color="#000000" loext:opacity="100%" style:font-name="Liberation Mono" fo:font-size="12pt" fo:letter-spacing="normal" fo:font-weight="normal" officeooo:rsid="00183245" style:font-size-asian="10.5pt" style:font-weight-asian="normal" style:font-name-complex="Lohit Telugu" style:font-size-complex="12pt" style:font-style-complex="normal" style:font-weight-complex="normal"/>
    </style:style>
    <style:style style:name="T48" style:family="text">
      <style:text-properties fo:font-variant="normal" fo:text-transform="none" fo:color="#000000" loext:opacity="100%" style:font-name="Liberation Mono" fo:font-size="12pt" fo:letter-spacing="normal" fo:font-weight="normal" officeooo:rsid="001a6cb4" style:font-size-asian="10.5pt" style:font-weight-asian="normal" style:font-name-complex="Lohit Telugu" style:font-size-complex="12pt" style:font-style-complex="normal" style:font-weight-complex="normal"/>
    </style:style>
    <style:style style:name="T49" style:family="text">
      <style:text-properties fo:font-variant="normal" fo:text-transform="none" fo:color="#000000" loext:opacity="100%" style:font-name="Liberation Mono" fo:font-size="12pt" fo:letter-spacing="normal" fo:font-weight="normal" officeooo:rsid="001b14ee" style:font-size-asian="10.5pt" style:font-weight-asian="normal" style:font-name-complex="Lohit Telugu" style:font-size-complex="12pt" style:font-style-complex="normal" style:font-weight-complex="normal"/>
    </style:style>
    <style:style style:name="T50" style:family="text">
      <style:text-properties fo:font-variant="normal" fo:text-transform="none" fo:color="#000000" loext:opacity="100%" style:font-name="Liberation Mono" fo:font-size="12pt" fo:letter-spacing="normal" fo:font-weight="normal" officeooo:rsid="002e545f" style:font-size-asian="10.5pt" style:font-weight-asian="normal" style:font-name-complex="Lohit Telugu" style:font-size-complex="12pt" style:font-style-complex="normal" style:font-weight-complex="normal"/>
    </style:style>
    <style:style style:name="T51" style:family="text">
      <style:text-properties fo:font-variant="normal" fo:text-transform="none" fo:color="#000000" loext:opacity="100%" style:font-name="Liberation Mono" fo:font-size="12pt" fo:letter-spacing="normal" fo:font-weight="normal" officeooo:rsid="0033d85a" style:font-size-asian="10.5pt" style:font-weight-asian="normal" style:font-name-complex="Lohit Telugu" style:font-size-complex="12pt" style:font-style-complex="normal" style:font-weight-complex="normal"/>
    </style:style>
    <style:style style:name="T52" style:family="text">
      <style:text-properties fo:font-variant="normal" fo:text-transform="none" fo:color="#000000" loext:opacity="100%" style:font-name="Liberation Mono" fo:font-size="12pt" fo:letter-spacing="normal" fo:font-weight="normal" officeooo:rsid="0016c79b" style:font-size-asian="10.5pt" style:font-weight-asian="normal" style:font-name-complex="Liberation Mono" style:font-size-complex="12pt" style:font-style-complex="normal" style:font-weight-complex="normal"/>
    </style:style>
    <style:style style:name="T53" style:family="text">
      <style:text-properties fo:font-variant="normal" fo:text-transform="none" fo:color="#000000" loext:opacity="100%" style:font-name="Liberation Mono" fo:font-size="12pt" fo:letter-spacing="normal" fo:font-weight="normal" officeooo:rsid="0016c79b" style:font-size-asian="12pt" style:font-weight-asian="normal" style:font-name-complex="Lohit Telugu" style:font-size-complex="12pt" style:font-style-complex="normal" style:font-weight-complex="normal"/>
    </style:style>
    <style:style style:name="T54" style:family="text">
      <style:text-properties fo:font-variant="normal" fo:text-transform="none" fo:color="#000000" loext:opacity="100%" style:font-name="Liberation Mono" fo:font-size="12pt" fo:letter-spacing="normal" fo:font-weight="normal" officeooo:rsid="00177111" style:font-size-asian="12pt" style:font-weight-asian="normal" style:font-name-complex="Lohit Telugu" style:font-size-complex="12pt" style:font-style-complex="normal" style:font-weight-complex="normal"/>
    </style:style>
    <style:style style:name="T55" style:family="text">
      <style:text-properties fo:font-variant="normal" fo:text-transform="none" fo:color="#000000" loext:opacity="100%" style:font-name="Liberation Mono" fo:font-size="12pt" fo:letter-spacing="normal" fo:font-weight="normal" officeooo:rsid="001a6cb4" style:font-size-asian="12pt" style:font-weight-asian="normal" style:font-name-complex="Lohit Telugu" style:font-size-complex="12pt" style:font-style-complex="normal" style:font-weight-complex="normal"/>
    </style:style>
    <style:style style:name="T56" style:family="text">
      <style:text-properties fo:font-variant="normal" fo:text-transform="none" fo:color="#000000" loext:opacity="100%" style:font-name="Liberation Mono" fo:font-size="12pt" fo:letter-spacing="normal" fo:font-weight="normal" officeooo:rsid="001a823c" style:font-size-asian="12pt" style:font-weight-asian="normal" style:font-name-complex="Lohit Telugu" style:font-size-complex="12pt" style:font-style-complex="normal" style:font-weight-complex="normal"/>
    </style:style>
    <style:style style:name="T57" style:family="text">
      <style:text-properties fo:font-variant="normal" fo:text-transform="none" fo:color="#000000" loext:opacity="100%" style:font-name="Liberation Mono" fo:font-size="12pt" fo:letter-spacing="normal" fo:font-weight="normal" officeooo:rsid="001affc3" style:font-size-asian="12pt" style:font-weight-asian="normal" style:font-name-complex="Lohit Telugu" style:font-size-complex="12pt" style:font-style-complex="normal" style:font-weight-complex="normal"/>
    </style:style>
    <style:style style:name="T58" style:family="text">
      <style:text-properties fo:font-variant="normal" fo:text-transform="none" fo:color="#000000" loext:opacity="100%" style:font-name="Liberation Mono" fo:font-size="12pt" fo:letter-spacing="normal" fo:font-weight="normal" officeooo:rsid="001b14ee" style:font-size-asian="12pt" style:font-weight-asian="normal" style:font-name-complex="Lohit Telugu" style:font-size-complex="12pt" style:font-style-complex="normal" style:font-weight-complex="normal"/>
    </style:style>
    <style:style style:name="T59" style:family="text">
      <style:text-properties fo:font-variant="normal" fo:text-transform="none" fo:color="#000000" loext:opacity="100%" style:font-name="Liberation Mono" fo:font-size="12pt" fo:letter-spacing="normal" fo:font-weight="normal" officeooo:rsid="001c1e96" style:font-size-asian="12pt" style:font-weight-asian="normal" style:font-name-complex="Lohit Telugu" style:font-size-complex="12pt" style:font-style-complex="normal" style:font-weight-complex="normal"/>
    </style:style>
    <style:style style:name="T60" style:family="text">
      <style:text-properties fo:font-variant="normal" fo:text-transform="none" fo:color="#000000" loext:opacity="100%" style:font-name="Liberation Mono" fo:font-size="12pt" fo:letter-spacing="normal" fo:font-weight="normal" officeooo:rsid="001de8a1" style:font-size-asian="12pt" style:font-weight-asian="normal" style:font-name-complex="Lohit Telugu" style:font-size-complex="12pt" style:font-style-complex="normal" style:font-weight-complex="normal"/>
    </style:style>
    <style:style style:name="T61" style:family="text">
      <style:text-properties fo:font-variant="normal" fo:text-transform="none" fo:color="#000000" loext:opacity="100%" style:font-name="Liberation Mono" fo:font-size="12pt" fo:letter-spacing="normal" fo:font-weight="normal" officeooo:rsid="001e4ae2" style:font-size-asian="12pt" style:font-weight-asian="normal" style:font-name-complex="Lohit Telugu" style:font-size-complex="12pt" style:font-style-complex="normal" style:font-weight-complex="normal"/>
    </style:style>
    <style:style style:name="T62" style:family="text">
      <style:text-properties fo:font-variant="normal" fo:text-transform="none" fo:color="#000000" loext:opacity="100%" style:font-name="Liberation Mono" fo:font-size="12pt" fo:letter-spacing="normal" fo:font-weight="normal" officeooo:rsid="001f370d" style:font-size-asian="12pt" style:font-weight-asian="normal" style:font-name-complex="Lohit Telugu" style:font-size-complex="12pt" style:font-style-complex="normal" style:font-weight-complex="normal"/>
    </style:style>
    <style:style style:name="T63" style:family="text">
      <style:text-properties fo:font-variant="normal" fo:text-transform="none" fo:color="#000000" loext:opacity="100%" style:font-name="Liberation Mono" fo:font-size="12pt" fo:letter-spacing="normal" fo:font-weight="normal" officeooo:rsid="0021c327" style:font-size-asian="12pt" style:font-weight-asian="normal" style:font-name-complex="Lohit Telugu" style:font-size-complex="12pt" style:font-style-complex="normal" style:font-weight-complex="normal"/>
    </style:style>
    <style:style style:name="T64" style:family="text">
      <style:text-properties fo:font-variant="normal" fo:text-transform="none" fo:color="#000000" loext:opacity="100%" style:font-name="Liberation Mono" fo:font-size="12pt" fo:letter-spacing="normal" fo:font-weight="normal" officeooo:rsid="002e545f" style:font-size-asian="12pt" style:font-weight-asian="normal" style:font-name-complex="Lohit Telugu" style:font-size-complex="12pt" style:font-style-complex="normal" style:font-weight-complex="normal"/>
    </style:style>
    <style:style style:name="T65" style:family="text">
      <style:text-properties fo:font-variant="normal" fo:text-transform="none" fo:color="#000000" loext:opacity="100%" style:font-name="Liberation Mono" fo:font-size="12pt" fo:letter-spacing="normal" fo:font-weight="normal" officeooo:rsid="0033d85a" style:font-size-asian="12pt" style:font-weight-asian="normal" style:font-name-complex="Lohit Telugu" style:font-size-complex="12pt" style:font-style-complex="normal" style:font-weight-complex="normal"/>
    </style:style>
    <style:style style:name="T66" style:family="text">
      <style:text-properties fo:font-variant="normal" fo:text-transform="none" fo:color="#000000" loext:opacity="100%" style:font-name="Liberation Mono" fo:font-size="12pt" fo:letter-spacing="normal" fo:font-weight="normal" officeooo:rsid="0033fc7a" style:font-size-asian="12pt" style:font-weight-asian="normal" style:font-name-complex="Lohit Telugu" style:font-size-complex="12pt" style:font-style-complex="normal" style:font-weight-complex="normal"/>
    </style:style>
    <style:style style:name="T67" style:family="text">
      <style:text-properties fo:font-variant="normal" fo:text-transform="none" fo:color="#000000" loext:opacity="100%" style:font-name="Liberation Mono" fo:font-size="12pt" fo:letter-spacing="normal" fo:font-weight="normal" officeooo:rsid="0037cac9" style:font-size-asian="12pt" style:font-weight-asian="normal" style:font-name-complex="Lohit Telugu" style:font-size-complex="12pt" style:font-style-complex="normal" style:font-weight-complex="normal"/>
    </style:style>
    <style:style style:name="T68" style:family="text">
      <style:text-properties fo:font-variant="normal" fo:text-transform="none" fo:color="#000000" loext:opacity="100%" style:font-name="Liberation Mono" fo:font-size="12pt" fo:letter-spacing="normal" fo:font-weight="normal" officeooo:rsid="0039a496" style:font-size-asian="12pt" style:font-weight-asian="normal" style:font-name-complex="Lohit Telugu" style:font-size-complex="12pt" style:font-style-complex="normal" style:font-weight-complex="normal"/>
    </style:style>
    <style:style style:name="T69" style:family="text">
      <style:text-properties fo:font-variant="normal" fo:text-transform="none" fo:color="#000000" loext:opacity="100%" style:font-name="Liberation Mono" fo:font-size="12pt" fo:letter-spacing="normal" fo:font-weight="normal" officeooo:rsid="003a6cc7" style:font-size-asian="12pt" style:font-weight-asian="normal" style:font-name-complex="Lohit Telugu" style:font-size-complex="12pt" style:font-style-complex="normal" style:font-weight-complex="normal"/>
    </style:style>
    <style:style style:name="T70" style:family="text">
      <style:text-properties fo:font-variant="normal" fo:text-transform="none" fo:color="#000000" loext:opacity="100%" style:font-name="Liberation Mono" fo:font-size="12pt" fo:letter-spacing="normal" fo:font-weight="normal" officeooo:rsid="003b0e7f" style:font-size-asian="12pt" style:font-weight-asian="normal" style:font-name-complex="Lohit Telugu" style:font-size-complex="12pt" style:font-style-complex="normal" style:font-weight-complex="normal"/>
    </style:style>
    <style:style style:name="T71" style:family="text">
      <style:text-properties fo:font-variant="normal" fo:text-transform="none" fo:color="#000000" loext:opacity="100%" style:font-name="Liberation Mono" fo:font-size="12pt" fo:letter-spacing="normal" fo:font-weight="normal" officeooo:rsid="002e545f" style:font-size-asian="12pt" style:font-weight-asian="normal" style:font-name-complex="Liberation Mono" style:font-size-complex="12pt" style:font-style-complex="normal" style:font-weight-complex="normal"/>
    </style:style>
    <style:style style:name="T72" style:family="text">
      <style:text-properties fo:font-variant="normal" fo:text-transform="none" fo:color="#000000" loext:opacity="100%" style:font-name="Liberation Mono" fo:font-size="12pt" fo:letter-spacing="normal" fo:font-weight="bold" officeooo:rsid="0016c79b" style:font-size-asian="12pt" style:font-weight-asian="bold" style:font-name-complex="Lohit Telugu" style:font-size-complex="12pt" style:font-style-complex="normal" style:font-weight-complex="bold"/>
    </style:style>
    <style:style style:name="T73" style:family="text">
      <style:text-properties fo:font-variant="normal" fo:text-transform="none" fo:color="#000000" loext:opacity="100%" style:font-name="Liberation Mono" fo:font-size="12pt" fo:letter-spacing="normal" fo:font-weight="bold" officeooo:rsid="00177111" style:font-size-asian="12pt" style:font-weight-asian="bold" style:font-name-complex="Lohit Telugu" style:font-size-complex="12pt" style:font-style-complex="normal" style:font-weight-complex="bold"/>
    </style:style>
    <style:style style:name="T74" style:family="text">
      <style:text-properties fo:font-variant="normal" fo:text-transform="none" fo:color="#000000" loext:opacity="100%" style:font-name="Liberation Mono" fo:font-size="12pt" fo:letter-spacing="normal" fo:font-weight="bold" officeooo:rsid="0016c79b" style:font-size-asian="12pt" style:font-weight-asian="bold" style:font-name-complex="Liberation Mono" style:font-size-complex="12pt" style:font-style-complex="normal" style:font-weight-complex="bold"/>
    </style:style>
    <style:style style:name="T75" style:family="text">
      <style:text-properties fo:font-variant="normal" fo:text-transform="none" fo:color="#000000" loext:opacity="100%" style:font-name="Liberation Mono" fo:font-size="12pt" fo:letter-spacing="normal" fo:font-weight="bold" officeooo:rsid="00177111" style:font-size-asian="12pt" style:font-weight-asian="bold" style:font-name-complex="Liberation Mono" style:font-size-complex="12pt" style:font-style-complex="normal" style:font-weight-complex="bold"/>
    </style:style>
    <style:style style:name="T76" style:family="text">
      <style:text-properties fo:font-variant="normal" fo:text-transform="none" fo:color="#000000" loext:opacity="100%" style:font-name="Liberation Mono" fo:font-size="12pt" fo:letter-spacing="normal" fo:font-weight="bold" officeooo:rsid="001de8a1" style:font-size-asian="12pt" style:font-weight-asian="bold" style:font-name-complex="Liberation Mono" style:font-size-complex="12pt" style:font-style-complex="normal" style:font-weight-complex="bold"/>
    </style:style>
    <style:style style:name="T77" style:family="text">
      <style:text-properties fo:font-variant="normal" fo:text-transform="none" fo:color="#000000" loext:opacity="100%" style:font-name="Liberation Mono" fo:font-size="12pt" fo:letter-spacing="normal" fo:font-weight="bold" officeooo:rsid="002e545f" style:font-size-asian="12pt" style:font-weight-asian="bold" style:font-name-complex="Liberation Mono" style:font-size-complex="12pt" style:font-style-complex="normal" style:font-weight-complex="bold"/>
    </style:style>
    <style:style style:name="T78" style:family="text">
      <style:text-properties fo:font-variant="normal" fo:text-transform="none" fo:color="#000000" loext:opacity="100%" style:font-name="Liberation Mono" fo:font-size="12pt" fo:letter-spacing="normal" fo:font-weight="bold" officeooo:rsid="00177111" style:font-size-asian="10.5pt" style:font-weight-asian="bold" style:font-name-complex="Lohit Telugu" style:font-size-complex="12pt" style:font-style-complex="normal" style:font-weight-complex="bold"/>
    </style:style>
    <style:style style:name="T79" style:family="text">
      <style:text-properties fo:font-variant="normal" fo:text-transform="none" fo:color="#000000" loext:opacity="100%" style:font-name="Liberation Mono" fo:font-size="12pt" fo:letter-spacing="normal" fo:font-weight="bold" officeooo:rsid="00183245" style:font-size-asian="10.5pt" style:font-weight-asian="bold" style:font-name-complex="Lohit Telugu" style:font-size-complex="12pt" style:font-style-complex="normal" style:font-weight-complex="bold"/>
    </style:style>
    <style:style style:name="T80" style:family="text">
      <style:text-properties fo:font-variant="normal" fo:text-transform="none" fo:color="#000000" loext:opacity="100%" style:font-name="Liberation Mono" fo:font-size="12pt" fo:letter-spacing="normal" fo:font-weight="bold" officeooo:rsid="0016c79b" style:font-size-asian="10.5pt" style:font-weight-asian="bold" style:font-name-complex="Liberation Mono" style:font-size-complex="12pt" style:font-style-complex="normal" style:font-weight-complex="bold"/>
    </style:style>
    <style:style style:name="T81" style:family="text">
      <style:text-properties fo:font-variant="normal" fo:text-transform="none" fo:color="#000000" loext:opacity="100%" style:font-name="Liberation Mono" fo:font-size="12pt" fo:letter-spacing="normal" fo:font-style="italic" fo:font-weight="bold" officeooo:rsid="0016c79b" style:font-size-asian="10.5pt" style:font-style-asian="italic" style:font-weight-asian="bold" style:font-name-complex="Lohit Telugu" style:font-size-complex="12pt" style:font-style-complex="italic" style:font-weight-complex="bold"/>
    </style:style>
    <style:style style:name="T82" style:family="text">
      <style:text-properties fo:font-variant="normal" fo:text-transform="none" fo:color="#000000" loext:opacity="100%" style:font-name="Liberation Mono" fo:font-size="12pt" fo:letter-spacing="normal" fo:font-style="italic" fo:font-weight="bold" officeooo:rsid="0033d85a" style:font-size-asian="10.5pt" style:font-style-asian="italic" style:font-weight-asian="bold" style:font-name-complex="Lohit Telugu" style:font-size-complex="12pt" style:font-style-complex="italic" style:font-weight-complex="bold"/>
    </style:style>
    <style:style style:name="T83" style:family="text">
      <style:text-properties fo:font-variant="normal" fo:text-transform="none" fo:color="#000000" loext:opacity="100%" style:font-name="Liberation Mono" fo:font-size="12pt" fo:letter-spacing="normal" fo:font-style="italic" fo:font-weight="bold" officeooo:rsid="002e545f" style:font-size-asian="12pt" style:font-style-asian="italic" style:font-weight-asian="bold" style:font-name-complex="Liberation Mono" style:font-size-complex="12pt" style:font-style-complex="italic" style:font-weight-complex="bold"/>
    </style:style>
    <style:style style:name="T84" style:family="text">
      <style:text-properties fo:font-variant="normal" fo:text-transform="none" fo:color="#000000" loext:opacity="100%" style:font-name="Liberation Mono" fo:font-size="14pt" fo:letter-spacing="normal" fo:font-style="normal" fo:font-weight="bold" officeooo:rsid="0026ba2b" style:font-size-asian="14pt" style:font-weight-asian="bold" style:font-name-complex="Lohit Telugu" style:font-size-complex="14pt" style:font-style-complex="normal" style:font-weight-complex="bold"/>
    </style:style>
    <style:style style:name="T85" style:family="text">
      <style:text-properties fo:font-variant="normal" fo:text-transform="none" fo:color="#000000" loext:opacity="100%" style:font-name="S hne" fo:font-size="12pt" fo:letter-spacing="normal" fo:font-style="normal" fo:font-weight="normal" officeooo:rsid="0025a30a" style:font-size-asian="12pt" style:font-weight-asian="normal" style:font-name-complex="Lohit Telugu" style:font-size-complex="12pt" style:font-style-complex="normal" style:font-weight-complex="normal"/>
    </style:style>
    <style:style style:name="T86" style:family="text">
      <style:text-properties fo:font-variant="normal" fo:text-transform="none" fo:color="#000000" loext:opacity="100%" style:font-name="Liberation Mono" fo:font-size="12pt" fo:letter-spacing="normal" fo:font-style="normal" fo:font-weight="normal" officeooo:rsid="0037cac9" fo:background-color="transparent" loext:char-shading-value="0" style:font-size-asian="12pt" style:font-weight-asian="normal" style:font-name-complex="Lohit Telugu" style:font-size-complex="12pt" style:font-style-complex="normal" style:font-weight-complex="normal"/>
    </style:style>
    <style:style style:name="T87" style:family="text">
      <style:text-properties fo:font-variant="normal" fo:text-transform="none" fo:color="#000000" loext:opacity="100%" style:font-name="Liberation Mono" fo:font-size="12pt" fo:letter-spacing="normal" fo:font-style="normal" fo:font-weight="normal" officeooo:rsid="001e4ae2" fo:background-color="transparent" loext:char-shading-value="0" style:font-size-asian="12pt" style:font-weight-asian="normal" style:font-name-complex="Lohit Telugu" style:font-size-complex="12pt" style:font-style-complex="normal" style:font-weight-complex="normal"/>
    </style:style>
    <style:style style:name="T88" style:family="text">
      <style:text-properties fo:font-variant="normal" fo:text-transform="none" fo:color="#000000" loext:opacity="100%" style:font-name="Liberation Mono" fo:font-size="12pt" fo:letter-spacing="normal" fo:font-style="normal" fo:font-weight="normal" officeooo:rsid="003b0e7f" fo:background-color="transparent" loext:char-shading-value="0" style:font-size-asian="12pt" style:font-weight-asian="normal" style:font-name-complex="Lohit Telugu" style:font-size-complex="12pt" style:font-style-complex="normal" style:font-weight-complex="normal"/>
    </style:style>
    <style:style style:name="T89" style:family="text">
      <style:text-properties fo:font-variant="normal" fo:text-transform="none" fo:color="#000000" loext:opacity="100%" style:font-name="Liberation Mono" fo:font-size="12pt" fo:letter-spacing="normal" fo:font-style="normal" fo:font-weight="normal" officeooo:rsid="001de8a1" style:font-size-asian="12pt" style:font-weight-asian="normal" style:font-name-complex="Lohit Telugu" style:font-size-complex="12pt" style:font-style-complex="normal" style:font-weight-complex="normal"/>
    </style:style>
    <style:style style:name="T90" style:family="text">
      <style:text-properties fo:font-variant="normal" fo:text-transform="none" fo:color="#000000" loext:opacity="100%" style:font-name="Liberation Mono" fo:font-size="12pt" fo:letter-spacing="normal" fo:font-style="normal" fo:font-weight="normal" officeooo:rsid="003a6cc7" style:font-size-asian="12pt" style:font-weight-asian="normal" style:font-name-complex="Lohit Telugu" style:font-size-complex="12pt" style:font-style-complex="normal" style:font-weight-complex="normal"/>
    </style:style>
    <style:style style:name="T91" style:family="text">
      <style:text-properties fo:font-variant="normal" fo:text-transform="none" fo:color="#000000" loext:opacity="100%" style:font-name="Liberation Mono" fo:font-size="12pt" fo:letter-spacing="normal" fo:font-style="normal" fo:font-weight="normal" officeooo:rsid="001e4ae2" style:font-size-asian="12pt" style:font-weight-asian="normal" style:font-name-complex="Lohit Telugu" style:font-size-complex="12pt" style:font-style-complex="normal" style:font-weight-complex="normal"/>
    </style:style>
    <style:style style:name="T92" style:family="text">
      <style:text-properties fo:font-variant="normal" fo:text-transform="none" fo:color="#000000" loext:opacity="100%" style:font-name="Liberation Mono" fo:font-size="12pt" fo:letter-spacing="normal" fo:font-style="normal" fo:font-weight="normal" officeooo:rsid="001f370d" style:font-size-asian="12pt" style:font-weight-asian="normal" style:font-name-complex="Lohit Telugu" style:font-size-complex="12pt" style:font-style-complex="normal" style:font-weight-complex="normal"/>
    </style:style>
    <style:style style:name="T93" style:family="text">
      <style:text-properties fo:font-variant="normal" fo:text-transform="none" fo:color="#000000" loext:opacity="100%" style:font-name="Liberation Mono" fo:font-size="12pt" fo:letter-spacing="normal" fo:font-style="normal" fo:font-weight="normal" officeooo:rsid="0039a496" style:font-size-asian="12pt" style:font-weight-asian="normal" style:font-name-complex="Lohit Telugu" style:font-size-complex="12pt" style:font-style-complex="normal" style:font-weight-complex="normal"/>
    </style:style>
    <style:style style:name="T94" style:family="text">
      <style:text-properties fo:font-variant="normal" fo:text-transform="none" fo:color="#000000" loext:opacity="100%" style:font-name="Liberation Mono" fo:font-size="12pt" fo:letter-spacing="normal" fo:font-style="normal" fo:font-weight="normal" officeooo:rsid="003b0e7f" style:font-size-asian="12pt" style:font-weight-asian="normal" style:font-name-complex="Lohit Telugu" style:font-size-complex="12pt" style:font-style-complex="normal" style:font-weight-complex="normal"/>
    </style:style>
    <style:style style:name="T95" style:family="text">
      <style:text-properties fo:font-variant="normal" fo:text-transform="none" fo:color="#000000" loext:opacity="100%" style:font-name="Liberation Mono" fo:font-size="12pt" fo:letter-spacing="normal" fo:font-style="normal" fo:font-weight="normal" officeooo:rsid="0021c327" style:font-size-asian="12pt" style:font-weight-asian="normal" style:font-name-complex="Lohit Telugu" style:font-size-complex="12pt" style:font-style-complex="normal" style:font-weight-complex="normal"/>
    </style:style>
    <style:style style:name="T96" style:family="text">
      <style:text-properties fo:font-variant="normal" fo:text-transform="none" fo:color="#000000" loext:opacity="100%" style:font-name="Liberation Mono" fo:font-size="12pt" fo:letter-spacing="normal" fo:font-style="normal" fo:font-weight="normal" officeooo:rsid="0035c444" style:font-size-asian="12pt" style:font-weight-asian="normal" style:font-name-complex="Lohit Telugu" style:font-size-complex="12pt" style:font-style-complex="normal" style:font-weight-complex="normal"/>
    </style:style>
    <style:style style:name="T97" style:family="text">
      <style:text-properties fo:font-variant="normal" fo:text-transform="none" fo:color="#000000" loext:opacity="100%" style:font-name="Liberation Mono" fo:font-size="12pt" fo:letter-spacing="normal" fo:font-style="normal" fo:font-weight="normal" officeooo:rsid="003c2834" style:font-size-asian="12pt" style:font-weight-asian="normal" style:font-name-complex="Lohit Telugu" style:font-size-complex="12pt" style:font-style-complex="normal" style:font-weight-complex="normal"/>
    </style:style>
    <style:style style:name="T98" style:family="text">
      <style:text-properties fo:font-variant="normal" fo:text-transform="none" fo:color="#000000" loext:opacity="100%" style:font-name="Liberation Mono" fo:font-size="12pt" fo:letter-spacing="normal" fo:font-style="normal" fo:font-weight="normal" officeooo:rsid="0023fc73" style:font-size-asian="12pt" style:font-weight-asian="normal" style:font-name-complex="Lohit Telugu" style:font-size-complex="12pt" style:font-style-complex="normal" style:font-weight-complex="normal"/>
    </style:style>
    <style:style style:name="T99" style:family="text">
      <style:text-properties fo:font-variant="normal" fo:text-transform="none" fo:color="#000000" loext:opacity="100%" style:font-name="Liberation Mono" fo:font-size="12pt" fo:letter-spacing="normal" fo:font-style="normal" fo:font-weight="normal" officeooo:rsid="003c4b43" style:font-size-asian="12pt" style:font-weight-asian="normal" style:font-name-complex="Lohit Telugu" style:font-size-complex="12pt" style:font-style-complex="normal" style:font-weight-complex="normal"/>
    </style:style>
    <style:style style:name="T100" style:family="text">
      <style:text-properties fo:font-variant="normal" fo:text-transform="none" fo:color="#000000" loext:opacity="100%" style:font-name="Liberation Mono" fo:font-size="12pt" fo:letter-spacing="normal" fo:font-style="normal" fo:font-weight="normal" officeooo:rsid="0025a30a" style:font-size-asian="12pt" style:font-weight-asian="normal" style:font-name-complex="Lohit Telugu" style:font-size-complex="12pt" style:font-style-complex="normal" style:font-weight-complex="normal"/>
    </style:style>
    <style:style style:name="T101" style:family="text">
      <style:text-properties fo:font-variant="normal" fo:text-transform="none" fo:color="#000000" loext:opacity="100%" style:font-name="Liberation Mono" fo:font-size="12pt" fo:letter-spacing="normal" fo:font-style="normal" fo:font-weight="normal" officeooo:rsid="0026ba2b" style:font-size-asian="12pt" style:font-weight-asian="normal" style:font-name-complex="Lohit Telugu" style:font-size-complex="12pt" style:font-style-complex="normal" style:font-weight-complex="normal"/>
    </style:style>
    <style:style style:name="T102" style:family="text">
      <style:text-properties fo:font-variant="normal" fo:text-transform="none" fo:color="#000000" loext:opacity="100%" style:font-name="Liberation Mono" fo:font-size="12pt" fo:letter-spacing="normal" fo:font-style="normal" fo:font-weight="normal" officeooo:rsid="0026ba2b" style:font-size-asian="12pt" style:font-weight-asian="normal" style:font-name-complex="Lohit Telugu" style:font-size-complex="12pt" style:font-style-complex="normal" style:font-weight-complex="normal" loext:padding="0.049cm" loext:border="0.06pt solid #d9d9e3"/>
    </style:style>
    <style:style style:name="T103" style:family="text">
      <style:text-properties fo:font-variant="normal" fo:text-transform="none" fo:color="#000000" loext:opacity="100%" style:font-name="Liberation Mono" fo:font-size="12pt" fo:letter-spacing="normal" fo:font-style="normal" fo:font-weight="normal" officeooo:rsid="003dc01d" style:font-size-asian="12pt" style:font-weight-asian="normal" style:font-name-complex="Lohit Telugu" style:font-size-complex="12pt" style:font-style-complex="normal" style:font-weight-complex="normal"/>
    </style:style>
    <style:style style:name="T104" style:family="text">
      <style:text-properties fo:font-variant="normal" fo:text-transform="none" fo:color="#000000" loext:opacity="100%" style:font-name="Liberation Mono" fo:font-size="12pt" fo:letter-spacing="normal" fo:font-style="normal" fo:font-weight="normal" officeooo:rsid="001b14ee" style:font-size-asian="12pt" style:font-weight-asian="normal" style:font-name-complex="Lohit Telugu" style:font-size-complex="12pt" style:font-style-complex="normal" style:font-weight-complex="normal"/>
    </style:style>
    <style:style style:name="T105" style:family="text">
      <style:text-properties fo:font-variant="normal" fo:text-transform="none" fo:color="#000000" loext:opacity="100%" style:font-name="Liberation Mono" fo:font-size="12pt" fo:letter-spacing="normal" fo:font-style="normal" officeooo:rsid="0026ba2b" style:font-size-asian="12pt" style:font-name-complex="Lohit Telugu" style:font-size-complex="12pt" style:font-style-complex="normal"/>
    </style:style>
    <style:style style:name="T106" style:family="text">
      <style:text-properties fo:font-variant="normal" fo:text-transform="none" fo:color="#000000" loext:opacity="100%" style:font-name="Liberation Mono" fo:font-size="12pt" fo:letter-spacing="normal" fo:font-style="normal" officeooo:rsid="0026ba2b" style:font-size-asian="12pt" style:font-name-complex="Lohit Telugu" style:font-size-complex="12pt" style:font-style-complex="normal" loext:padding="0.049cm" loext:border="0.06pt solid #d9d9e3"/>
    </style:style>
    <style:style style:name="T107" style:family="text">
      <style:text-properties fo:font-variant="normal" fo:text-transform="none" fo:color="#000000" loext:opacity="100%" style:font-name="Liberation Mono" fo:font-size="12pt" fo:letter-spacing="normal" fo:font-style="normal" fo:font-weight="bold" officeooo:rsid="0026ba2b" style:font-size-asian="12pt" style:font-weight-asian="bold" style:font-name-complex="Lohit Telugu" style:font-size-complex="12pt" style:font-style-complex="normal" style:font-weight-complex="bold"/>
    </style:style>
    <style:style style:name="T108" style:family="text">
      <style:text-properties fo:font-variant="normal" fo:text-transform="none" fo:color="#000000" loext:opacity="100%" style:font-name="Liberation Mono" fo:font-size="12pt" fo:letter-spacing="normal" fo:font-weight="normal" officeooo:rsid="003a6cc7" style:font-size-asian="12pt" style:font-weight-asian="normal" style:font-name-complex="Lohit Telugu" style:font-size-complex="12pt" style:font-style-complex="normal" style:font-weight-complex="normal"/>
    </style:style>
    <style:style style:name="T109" style:family="text">
      <style:text-properties fo:font-variant="normal" fo:text-transform="none" fo:color="#000000" loext:opacity="100%" style:font-name="Liberation Mono" fo:font-size="12pt" fo:letter-spacing="normal" fo:font-weight="normal" officeooo:rsid="001e4ae2" style:font-size-asian="12pt" style:font-weight-asian="normal" style:font-name-complex="Lohit Telugu" style:font-size-complex="12pt" style:font-style-complex="normal" style:font-weight-complex="normal"/>
    </style:style>
    <style:style style:name="T110" style:family="text">
      <style:text-properties fo:font-variant="normal" fo:text-transform="none" fo:color="#000000" loext:opacity="100%" fo:font-size="12pt" fo:letter-spacing="normal" fo:font-style="normal" fo:font-weight="normal" officeooo:rsid="0026ba2b" style:font-size-asian="12pt" style:font-weight-asian="normal" style:font-name-complex="Lohit Telugu" style:font-size-complex="12pt" style:font-style-complex="normal" style:font-weight-complex="normal" loext:padding="0.049cm" loext:border="0.06pt solid #d9d9e3"/>
    </style:style>
    <style:style style:name="T111" style:family="text">
      <style:text-properties fo:font-variant="normal" fo:text-transform="none" fo:color="#d1d5db" loext:opacity="100%" style:font-name="S hne" fo:font-size="12pt" fo:letter-spacing="normal" fo:font-style="normal" fo:font-weight="normal" officeooo:rsid="0021c327" style:font-size-asian="12pt" style:font-weight-asian="normal" style:font-name-complex="Lohit Telugu" style:font-size-complex="12pt" style:font-style-complex="normal" style:font-weight-complex="normal"/>
    </style:style>
    <style:style style:name="T112" style:family="text">
      <style:text-properties fo:font-variant="normal" fo:text-transform="none" fo:color="#d1d5db" loext:opacity="100%" style:font-name="S hne" fo:font-size="12pt" fo:letter-spacing="normal" fo:font-style="normal" fo:font-weight="normal" officeooo:rsid="0023fc73" style:font-size-asian="12pt" style:font-weight-asian="normal" style:font-name-complex="Lohit Telugu" style:font-size-complex="12pt" style:font-style-complex="normal" style:font-weight-complex="normal"/>
    </style:style>
    <style:style style:name="T113" style:family="text">
      <style:text-properties fo:font-variant="normal" fo:text-transform="none" fo:color="#d1d5db" loext:opacity="100%" style:font-name="S hne" fo:font-size="12pt" fo:letter-spacing="normal" fo:font-style="normal" fo:font-weight="normal" officeooo:rsid="0025a30a" style:font-size-asian="12pt" style:font-weight-asian="normal" style:font-name-complex="Lohit Telugu" style:font-size-complex="12pt" style:font-style-complex="normal" style:font-weight-complex="normal"/>
    </style:style>
    <style:style style:name="T114" style:family="text">
      <style:text-properties fo:font-variant="normal" fo:text-transform="none" fo:color="#d1d5db" loext:opacity="100%" style:font-name="S hne" fo:font-size="12pt" fo:letter-spacing="normal" fo:font-style="normal" fo:font-weight="normal" officeooo:rsid="0026ba2b" style:font-size-asian="12pt" style:font-weight-asian="normal" style:font-name-complex="Lohit Telugu" style:font-size-complex="12pt" style:font-style-complex="normal" style:font-weight-complex="normal"/>
    </style:style>
    <style:style style:name="T115" style:family="text">
      <style:text-properties fo:font-variant="normal" fo:text-transform="none" fo:color="#d1d5db" loext:opacity="100%" style:font-name="S hne" fo:font-size="12pt" fo:letter-spacing="normal" fo:font-style="normal" fo:font-weight="normal" officeooo:rsid="001b14ee" style:font-size-asian="12pt" style:font-weight-asian="normal" style:font-name-complex="Lohit Telugu" style:font-size-complex="12pt" style:font-style-complex="normal" style:font-weight-complex="normal"/>
    </style:style>
    <style:style style:name="T116" style:family="text">
      <style:text-properties fo:font-variant="normal" fo:text-transform="none" fo:color="#d1d5db" loext:opacity="100%" style:font-name="Liberation Mono" fo:font-size="12pt" fo:letter-spacing="normal" fo:font-style="normal" fo:font-weight="normal" officeooo:rsid="0023fc73" style:font-size-asian="12pt" style:font-weight-asian="normal" style:font-name-complex="Lohit Telugu" style:font-size-complex="12pt" style:font-style-complex="normal" style:font-weight-complex="normal"/>
    </style:style>
    <style:style style:name="T117" style:family="text">
      <style:text-properties fo:font-variant="normal" fo:text-transform="none" fo:color="#d1d5db" loext:opacity="100%" style:font-name="Liberation Mono" fo:font-size="12pt" fo:letter-spacing="normal" fo:font-style="normal" fo:font-weight="normal" officeooo:rsid="0026ba2b" style:font-size-asian="12pt" style:font-weight-asian="normal" style:font-name-complex="Lohit Telugu" style:font-size-complex="12pt" style:font-style-complex="normal" style:font-weight-complex="normal"/>
    </style:style>
    <style:style style:name="T118" style:family="text">
      <style:text-properties fo:font-variant="normal" fo:text-transform="none" fo:color="#d1d5db" loext:opacity="100%" style:font-name="Liberation Mono" fo:font-size="12pt" fo:letter-spacing="normal" fo:font-style="normal" fo:font-weight="normal" officeooo:rsid="001b14ee" style:font-size-asian="12pt" style:font-weight-asian="normal" style:font-name-complex="Lohit Telugu" style:font-size-complex="12pt" style:font-style-complex="normal" style:font-weight-complex="normal"/>
    </style:style>
    <style:style style:name="T119" style:family="text">
      <style:text-properties fo:font-variant="normal" fo:text-transform="none" fo:color="#d1d5db" loext:opacity="100%" fo:font-size="12pt" fo:letter-spacing="normal" fo:font-style="normal" fo:font-weight="normal" officeooo:rsid="0026ba2b" style:font-size-asian="12pt" style:font-weight-asian="normal" style:font-name-complex="Lohit Telugu" style:font-size-complex="12pt" style:font-style-complex="normal" style:font-weight-complex="normal"/>
    </style:style>
    <style:style style:name="T120" style:family="text">
      <style:text-properties fo:font-variant="normal" fo:text-transform="none" style:font-name="Liberation Mono" fo:font-size="12pt" fo:letter-spacing="normal" fo:font-style="normal" fo:font-weight="normal" officeooo:rsid="0026ba2b" style:font-size-asian="12pt" style:font-weight-asian="normal" style:font-name-complex="Lohit Telugu" style:font-size-complex="12pt" style:font-style-complex="normal" style:font-weight-complex="normal"/>
    </style:style>
    <style:style style:name="T121" style:family="text">
      <style:text-properties fo:font-variant="normal" fo:text-transform="none" style:font-name="Liberation Mono" fo:font-size="12pt" fo:letter-spacing="normal" fo:font-style="normal" fo:font-weight="normal" officeooo:rsid="0026ba2b" style:font-size-asian="12pt" style:font-weight-asian="normal" style:font-name-complex="Lohit Telugu" style:font-size-complex="12pt" style:font-style-complex="normal" style:font-weight-complex="normal" loext:padding="0.049cm" loext:border="0.06pt solid #d9d9e3"/>
    </style:style>
    <style:style style:name="T122"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2">* </text:span></text:span><text:span text:style-name="Strong_20_Emphasis"><text:span text:style-name="T1">శ్రీ రామాయణం</text:span></text:span><text:span text:style-name="Strong_20_Emphasis"><text:span text:style-name="T3"> *</text:span></text:span></text:p>
      <text:p text:style-name="P1"><text:span text:style-name="Strong_20_Emphasis"><text:span text:style-name="T3"/></text:span></text:p>
      <text:p text:style-name="P9"><text:span text:style-name="Strong_20_Emphasis"><text:span text:style-name="T45">Shri Ramayanam, as it’s name suggests can be </text:span></text:span><text:span text:style-name="Strong_20_Emphasis"><text:span text:style-name="T50">directly</text:span></text:span><text:span text:style-name="Strong_20_Emphasis"><text:span text:style-name="T48"> translated</text:span></text:span><text:span text:style-name="Strong_20_Emphasis"><text:span text:style-name="T45"> as </text:span></text:span><text:span text:style-name="Strong_20_Emphasis"><text:span text:style-name="T82">T</text:span></text:span><text:span text:style-name="Strong_20_Emphasis"><text:span text:style-name="T81">he way of Shri Rama</text:span></text:span><text:span text:style-name="Strong_20_Emphasis"><text:span text:style-name="T45">. </text:span></text:span><text:span text:style-name="Strong_20_Emphasis"><text:span text:style-name="T50">In </text:span></text:span><text:span text:style-name="Strong_20_Emphasis"><text:span text:style-name="T52">"</text:span></text:span><text:span text:style-name="Strong_20_Emphasis"><text:span text:style-name="T74">శ్రీ రామాయణం"</text:span></text:span><text:span text:style-name="Strong_20_Emphasis"><text:span text:style-name="T72"> </text:span></text:span><text:span text:style-name="Strong_20_Emphasis"><text:span text:style-name="T64">the word</text:span></text:span></text:p>
      <text:p text:style-name="P9"><text:span text:style-name="Strong_20_Emphasis"><text:span text:style-name="T53"><text:s/>"</text:span></text:span><text:span text:style-name="Strong_20_Emphasis"><text:span text:style-name="T74">అయణం" </text:span></text:span><text:span text:style-name="Strong_20_Emphasis"><text:span text:style-name="T71">roughly translates to</text:span></text:span><text:span text:style-name="Strong_20_Emphasis"><text:span text:style-name="T77"> </text:span></text:span><text:span text:style-name="Strong_20_Emphasis"><text:span text:style-name="T83">path</text:span></text:span><text:span text:style-name="Strong_20_Emphasis"><text:span text:style-name="T45">, th</text:span></text:span><text:span text:style-name="Strong_20_Emphasis"><text:span text:style-name="T46">is </text:span></text:span><text:span text:style-name="Strong_20_Emphasis"><text:span text:style-name="T49">24,000 versed</text:span></text:span><text:span text:style-name="Strong_20_Emphasis"><text:span text:style-name="T45"> </text:span></text:span><text:span text:style-name="Strong_20_Emphasis"><text:span text:style-name="T80">అది కావ్య ఇతిహాసం</text:span></text:span><text:span text:style-name="Strong_20_Emphasis"><text:span text:style-name="T75">(</text:span></text:span><text:span text:style-name="Strong_20_Emphasis"><text:span text:style-name="T54">first recorded histor</text:span></text:span><text:span text:style-name="Strong_20_Emphasis"><text:span text:style-name="T63">ical</text:span></text:span><text:span text:style-name="Strong_20_Emphasis"><text:span text:style-name="T54"> poetry of Sanskrit literature</text:span></text:span><text:span text:style-name="Strong_20_Emphasis"><text:span text:style-name="T73">)</text:span></text:span><text:span text:style-name="Strong_20_Emphasis"><text:span text:style-name="T78"> </text:span></text:span><text:span text:style-name="Strong_20_Emphasis"><text:span text:style-name="T46">describes</text:span></text:span><text:span text:style-name="Strong_20_Emphasis"><text:span text:style-name="T45"> the way </text:span></text:span><text:span text:style-name="Strong_20_Emphasis"><text:span text:style-name="T51">how</text:span></text:span><text:span text:style-name="Strong_20_Emphasis"><text:span text:style-name="T45"> Shri Rama lived his life virtuously </text:span></text:span><text:span text:style-name="Strong_20_Emphasis"><text:span text:style-name="T46">paving a path to the mankind.</text:span></text:span></text:p>
      <text:p text:style-name="P9"><text:span text:style-name="Strong_20_Emphasis"><text:span text:style-name="T46"/></text:span></text:p>
      <text:p text:style-name="P3"><text:span text:style-name="Strong_20_Emphasis"><text:span text:style-name="T46"/></text:span></text:p>
      <text:p text:style-name="P5"><text:span text:style-name="Strong_20_Emphasis"><text:span text:style-name="T17">The Vedas are timeless, with no specific author. The Vedas are profound, and cannot be easily understood. The </text:span></text:span><text:span text:style-name="Strong_20_Emphasis"><text:span text:style-name="T36">assistance</text:span></text:span><text:span text:style-name="Strong_20_Emphasis"><text:span text:style-name="T17"> of a learned preceptor is needed to help one comprehend the full implication of any Vedic passage. </text:span></text:span><text:span text:style-name="Strong_20_Emphasis"><text:span text:style-name="T47">As the great sage </text:span></text:span><text:span text:style-name="Strong_20_Emphasis"><text:span text:style-name="T79">Veda Vyasa</text:span></text:span><text:span text:style-name="Strong_20_Emphasis"><text:span text:style-name="T47"> quoted in MahaBharatham, </text:span></text:span></text:p>
      <text:p text:style-name="P4"><text:span text:style-name="Strong_20_Emphasis"><text:span text:style-name="T47">"</text:span></text:span><text:span text:style-name="Strong_20_Emphasis"><text:span text:style-name="T79">ఇతిహాస పురాణభ్యాం వేదం సముపబ్రంహయేత్"</text:span></text:span></text:p>
      <text:p text:style-name="P4"><text:span text:style-name="Strong_20_Emphasis"><text:span text:style-name="T17"><text:s/></text:span></text:span><text:span text:style-name="Strong_20_Emphasis"><text:span text:style-name="T36">It</text:span></text:span><text:span text:style-name="Strong_20_Emphasis"><text:span text:style-name="T17"> </text:span></text:span><text:span text:style-name="Strong_20_Emphasis"><text:span text:style-name="T40">suggests</text:span></text:span><text:span text:style-name="Strong_20_Emphasis"><text:span text:style-name="T17">, “one must study the Itihasas and Puranas, in addition to the Vedas. The reason is to enable a correct interpretation of the Vedas”, said </text:span></text:span><text:span text:style-name="Strong_20_Emphasis"><text:span text:style-name="T44">M.A. Venkatakrishnan</text:span></text:span><text:span text:style-name="Strong_20_Emphasis"><text:span text:style-name="T17"> in a discourse. </text:span></text:span><text:span text:style-name="Strong_20_Emphasis"><text:span text:style-name="T19">Every aspect of this poetry holds a profound significance beyond its surface appearance. Considering Shri Ramayanam as the essence of the Vedas and reading it through that lens can elevate one's virtues and provide a heightened understanding of this epic masterpiece.</text:span></text:span></text:p>
      <text:p text:style-name="P4"><text:span text:style-name="Strong_20_Emphasis"><text:span text:style-name="T58"/></text:span></text:p>
      <text:p text:style-name="P4"><text:span text:style-name="Strong_20_Emphasis"><text:span text:style-name="T58"/></text:span></text:p>
      <text:p text:style-name="P14"><text:span text:style-name="Strong_20_Emphasis"><text:span text:style-name="T59">Due to their </text:span></text:span><text:span text:style-name="Strong_20_Emphasis"><text:span text:style-name="T70">greate intricate nature</text:span></text:span><text:span text:style-name="Strong_20_Emphasis"><text:span text:style-name="T59">, understanding the Vedas is a tedious job to the </text:span></text:span><text:span text:style-name="Strong_20_Emphasis"><text:span text:style-name="T60">greatest among the learned too </text:span></text:span><text:span text:style-name="Strong_20_Emphasis"><text:span text:style-name="T63">b</text:span></text:span><text:span text:style-name="Strong_20_Emphasis"><text:span text:style-name="T60">esides, Vedas are also called as</text:span></text:span><text:span text:style-name="Strong_20_Emphasis"><text:span text:style-name="T10"> </text:span></text:span><text:span text:style-name="Strong_20_Emphasis"><text:span text:style-name="T76">"ప్రభు సమ్హిత",</text:span></text:span><text:span text:style-name="Strong_20_Emphasis"><text:span text:style-name="T11"> </text:span></text:span><text:span text:style-name="Strong_20_Emphasis"><text:span text:style-name="T69">as they</text:span></text:span><text:span text:style-name="Strong_20_Emphasis"><text:span text:style-name="T12"> </text:span></text:span><text:span text:style-name="Strong_20_Emphasis"><text:span text:style-name="T89">are characterized by a structured discourse resembling authoritative commands from a superior to a subordinate. </text:span></text:span><text:span text:style-name="Strong_20_Emphasis"><text:span text:style-name="T90">In contrast</text:span></text:span><text:span text:style-name="Strong_20_Emphasis"><text:span text:style-name="T60"> the Ithihasas &amp; Puranas are called as</text:span></text:span></text:p>
      <text:p text:style-name="P15"><text:span text:style-name="Strong_20_Emphasis"><text:span text:style-name="T60"><text:s/></text:span></text:span><text:span text:style-name="Strong_20_Emphasis"><text:span text:style-name="T76">“మిత్ర సమ్హిత”, </text:span></text:span><text:span text:style-name="Strong_20_Emphasis"><text:span text:style-name="T61">as </text:span></text:span><text:span text:style-name="Strong_20_Emphasis"><text:span text:style-name="T69">they </text:span></text:span><text:span text:style-name="Strong_20_Emphasis"><text:span text:style-name="T91">adopt a more amicable and advisory tone, fostering a compelling and relatable engagement with the readers, </text:span></text:span><text:span text:style-name="Strong_20_Emphasis"><text:span text:style-name="T90">making Ithihasass &amp; Puranas closer to their hearts</text:span></text:span><text:span text:style-name="Strong_20_Emphasis"><text:span text:style-name="T61">.</text:span></text:span><text:span text:style-name="Strong_20_Emphasis"><text:span text:style-name="T61"> </text:span></text:span><text:span text:style-name="Strong_20_Emphasis"><text:span text:style-name="T87">The purpose behind these observations is not merely to elevate the stature of Shri Ramayanam, but also to emphasize the importance of the holy Vedas without diminishing their significance. Recognizing that the complexity of the Vedas may pose challenges for contemporary readers </text:span></text:span><text:span text:style-name="Strong_20_Emphasis"><text:span text:style-name="T88">as </text:span></text:span><text:span text:style-name="Strong_20_Emphasis"><text:span text:style-name="T87">the art of understanding such great &amp; </text:span></text:span><text:span text:style-name="Strong_20_Emphasis"><text:span text:style-name="T88">intricate</text:span></text:span><text:span text:style-name="Strong_20_Emphasis"><text:span text:style-name="T87"> work is long past and Shri Ramayanam's friendlier approach makes it relatable and relevant for contemporary readers. </text:span></text:span><text:span text:style-name="Strong_20_Emphasis"><text:span text:style-name="T86">Shri Ramayanam is not to be underestimated in terms of its literary intricacy; it possesses its own profound complexity. However, when juxtaposed with the Vedas, it is perceived as comparatively less intricate.</text:span></text:span><text:span text:style-name="Strong_20_Emphasis"><text:span text:style-name="T67"> So, understanding the correct essence of Shri Ramayanam, is itself a tedious job and </text:span></text:span><text:span text:style-name="Strong_20_Emphasis"><text:span text:style-name="T93">thorough guidance and elaboration from a </text:span></text:span><text:soft-page-break/><text:span text:style-name="Strong_20_Emphasis"><text:span text:style-name="T94">knowledgeable</text:span></text:span><text:span text:style-name="Strong_20_Emphasis"><text:span text:style-name="T67"> </text:span></text:span><text:span text:style-name="Strong_20_Emphasis"><text:span text:style-name="T70">teacher or Guru</text:span></text:span><text:span text:style-name="Strong_20_Emphasis"><text:span text:style-name="T67"> </text:span></text:span><text:span text:style-name="Strong_20_Emphasis"><text:span text:style-name="T68">is what needed</text:span></text:span><text:span text:style-name="Strong_20_Emphasis"><text:span text:style-name="T67">. </text:span></text:span><text:span text:style-name="Strong_20_Emphasis"><text:span text:style-name="T66">T</text:span></text:span><text:span text:style-name="Strong_20_Emphasis"><text:span text:style-name="T62">hus, </text:span></text:span><text:span text:style-name="Strong_20_Emphasis"><text:span text:style-name="T22">Shri Ramayanam emerges as a conduit, providing a bridge for individuals to access and appreciate the profound wisdom inherent in specific facets of the Vedas.</text:span></text:span></text:p>
      <text:p text:style-name="P7"><text:span text:style-name="Strong_20_Emphasis"><text:span text:style-name="T22"/></text:span></text:p>
      <text:p text:style-name="P7"><text:span text:style-name="Strong_20_Emphasis"><text:span text:style-name="T22"/></text:span></text:p>
      <text:p text:style-name="P10"><text:span text:style-name="Strong_20_Emphasis"><text:span text:style-name="T22">Therefore, I urge readers to approach </text:span></text:span><text:span text:style-name="Strong_20_Emphasis"><text:span text:style-name="T32">Shri</text:span></text:span><text:span text:style-name="Strong_20_Emphasis"><text:span text:style-name="T22"> Ramayanam not just as</text:span></text:span><text:span text:style-name="Strong_20_Emphasis"><text:span text:style-name="T18"> a </text:span></text:span><text:span text:style-name="Strong_20_Emphasis"><text:span text:style-name="T22">noble</text:span></text:span><text:span text:style-name="Strong_20_Emphasis"><text:span text:style-name="T20">, </text:span></text:span><text:span text:style-name="Strong_20_Emphasis"><text:span text:style-name="T18">moral dictating poetry, </text:span></text:span><text:span text:style-name="Strong_20_Emphasis"><text:span text:style-name="T19">but a</text:span></text:span><text:span text:style-name="Strong_20_Emphasis"><text:span text:style-name="T21">lso as</text:span></text:span><text:span text:style-name="Strong_20_Emphasis"><text:span text:style-name="T19"> </text:span></text:span><text:span text:style-name="Strong_20_Emphasis"><text:span text:style-name="T18">the </text:span></text:span><text:span text:style-name="Strong_20_Emphasis"><text:span text:style-name="T21">sacred work conveying the </text:span></text:span><text:span text:style-name="Strong_20_Emphasis"><text:span text:style-name="T24">message</text:span></text:span><text:span text:style-name="Strong_20_Emphasis"><text:span text:style-name="T21"> of</text:span></text:span><text:span text:style-name="Strong_20_Emphasis"><text:span text:style-name="T18"> Vedas </text:span></text:span><text:span text:style-name="Strong_20_Emphasis"><text:span text:style-name="T21">which are</text:span></text:span><text:span text:style-name="Strong_20_Emphasis"><text:span text:style-name="T18"> the manifestation of </text:span></text:span><text:span text:style-name="Strong_20_Emphasis"><text:span text:style-name="T19">the </text:span></text:span><text:span text:style-name="Strong_20_Emphasis"><text:span text:style-name="T18">Para</text:span></text:span><text:span text:style-name="Strong_20_Emphasis"><text:span text:style-name="T24">hB</text:span></text:span><text:span text:style-name="Strong_20_Emphasis"><text:span text:style-name="T18">rahma </text:span></text:span><text:span text:style-name="Strong_20_Emphasis"><text:span text:style-name="T21">itself</text:span></text:span><text:span text:style-name="Strong_20_Emphasis"><text:span text:style-name="T18">. </text:span></text:span></text:p>
      <text:p text:style-name="P10"><text:span text:style-name="Strong_20_Emphasis"><text:span text:style-name="T18"/></text:span></text:p>
      <text:p text:style-name="P10"><text:span text:style-name="Strong_20_Emphasis"><text:span text:style-name="T18"/></text:span></text:p>
      <text:p text:style-name="P17"><text:span text:style-name="Strong_20_Emphasis"><text:span text:style-name="T23">May Shri Ramayanam become a conduit through which the profound teachings of the Vedas are extended to the broader audience, ensuring accessibility for every individual</text:span></text:span><text:span text:style-name="Strong_20_Emphasis"><text:span text:style-name="T111">. </text:span></text:span><text:span text:style-name="Strong_20_Emphasis"><text:span text:style-name="T97">S</text:span></text:span><text:span text:style-name="Strong_20_Emphasis"><text:span text:style-name="T37">uch is our fortune, </text:span></text:span><text:span text:style-name="Strong_20_Emphasis"><text:span text:style-name="T37">invaluable gift of wisdom</text:span></text:span><text:span text:style-name="Strong_20_Emphasis"><text:span text:style-name="T97">(Vedas)</text:span></text:span><text:span text:style-name="Strong_20_Emphasis"><text:span text:style-name="T37"> have bestowed upon us</text:span></text:span><text:span text:style-name="Strong_20_Emphasis"><text:span text:style-name="T23">.</text:span></text:span></text:p>
      <text:p text:style-name="P17"><text:span text:style-name="Strong_20_Emphasis"><text:span text:style-name="T23"/></text:span></text:p>
      <text:p text:style-name="P7"><text:span text:style-name="Strong_20_Emphasis"><text:span text:style-name="T23"/></text:span></text:p>
      <text:p text:style-name="P18"><text:span text:style-name="Strong_20_Emphasis"><text:span text:style-name="T39">It’s crucial to note</text:span></text:span><text:span text:style-name="Strong_20_Emphasis"><text:span text:style-name="T24"> that this is </text:span></text:span><text:span text:style-name="Strong_20_Emphasis"><text:span text:style-name="T24">this document serves as a <text:s/></text:span></text:span><text:span text:style-name="Strong_20_Emphasis"><text:span text:style-name="T39">simple </text:span></text:span><text:span text:style-name="Strong_20_Emphasis"><text:span text:style-name="T24">translation of Shri Ramayanam,</text:span></text:span><text:span text:style-name="Strong_20_Emphasis"><text:span text:style-name="T24"> word by word. The translations are also not of my own making, but is what I learnt from reading </text:span></text:span><text:span text:style-name="Strong_20_Emphasis"><text:span text:style-name="T25">the English translations of </text:span></text:span><text:span text:style-name="Strong_20_Emphasis"><text:span text:style-name="T24">various </text:span></text:span><text:span text:style-name="Strong_20_Emphasis"><text:span text:style-name="T25">Sanskrit </text:span></text:span><text:span text:style-name="Strong_20_Emphasis"><text:span text:style-name="T24">commentaries like the </text:span></text:span><text:span text:style-name="Strong_20_Emphasis"><text:span text:style-name="T42">Tirtha</text:span></text:span><text:span text:style-name="Strong_20_Emphasis"><text:span text:style-name="T25"> or </text:span></text:span><text:span text:style-name="Strong_20_Emphasis"><text:span text:style-name="T42">Tattvadipa</text:span></text:span><text:span text:style-name="Strong_20_Emphasis"><text:span text:style-name="T24">, by </text:span></text:span><text:span text:style-name="Strong_20_Emphasis"><text:span text:style-name="T42">Maheshwara Tirtha</text:span></text:span><text:span text:style-name="Strong_20_Emphasis"><text:span text:style-name="T25">, </text:span></text:span><text:span text:style-name="Strong_20_Emphasis"><text:span text:style-name="T42">Bhushana</text:span></text:span><text:span text:style-name="Strong_20_Emphasis"><text:span text:style-name="T25"> by </text:span></text:span><text:span text:style-name="Strong_20_Emphasis"><text:span text:style-name="T42">Govinda Raja</text:span></text:span><text:span text:style-name="Strong_20_Emphasis"><text:span text:style-name="T25">, </text:span></text:span><text:span text:style-name="Strong_20_Emphasis"><text:span text:style-name="T42">Amrta Kataka</text:span></text:span><text:span text:style-name="Strong_20_Emphasis"><text:span text:style-name="T25"> by </text:span></text:span><text:span text:style-name="Strong_20_Emphasis"><text:span text:style-name="T42">Madhava Yogin</text:span></text:span><text:span text:style-name="Strong_20_Emphasis"><text:span text:style-name="T25"> and </text:span></text:span><text:span text:style-name="Strong_20_Emphasis"><text:span text:style-name="T30">many more.</text:span></text:span><text:span text:style-name="Strong_20_Emphasis"><text:span text:style-name="T25"> </text:span></text:span><text:span text:style-name="Strong_20_Emphasis"><text:span text:style-name="T37">I</text:span></text:span><text:span text:style-name="Strong_20_Emphasis"><text:span text:style-name="T32">f my knowledge allows, </text:span></text:span><text:span text:style-name="Strong_20_Emphasis"><text:span text:style-name="T25">I definetely</text:span></text:span><text:span text:style-name="Strong_20_Emphasis"><text:span text:style-name="T25"> aspire to explore </text:span></text:span><text:span text:style-name="Strong_20_Emphasis"><text:span text:style-name="T39">direct</text:span></text:span><text:span text:style-name="Strong_20_Emphasis"><text:span text:style-name="T25"> Sanskrit commentaries in the future</text:span></text:span><text:span text:style-name="Strong_20_Emphasis"><text:span text:style-name="T25">. </text:span></text:span><text:span text:style-name="Strong_20_Emphasis"><text:span text:style-name="T26">Not only the commentaries, </text:span></text:span><text:span text:style-name="Strong_20_Emphasis"><text:span text:style-name="T37">but </text:span></text:span><text:span text:style-name="Strong_20_Emphasis"><text:span text:style-name="T26">I also went through many English translations at various resources like the video lectures of </text:span></text:span><text:span text:style-name="Strong_20_Emphasis"><text:span text:style-name="T43">Shri Karanam Aravinda Rao</text:span></text:span><text:span text:style-name="Strong_20_Emphasis"><text:span text:style-name="T26"> and </text:span></text:span><text:span text:style-name="Strong_20_Emphasis"><text:span text:style-name="T27">some</text:span></text:span><text:span text:style-name="Strong_20_Emphasis"><text:span text:style-name="T26"> </text:span></text:span><text:span text:style-name="Strong_20_Emphasis"><text:span text:style-name="T27">online resources</text:span></text:span><text:span text:style-name="Strong_20_Emphasis"><text:span text:style-name="T26"> like </text:span></text:span><text:a xlink:type="simple" xlink:href="https://www.valmiki.iitk.ac.in/" text:style-name="Internet_20_link" text:visited-style-name="Visited_20_Internet_20_Link"><text:span text:style-name="Strong_20_Emphasis">https://www.valmiki.iitk.ac.in/</text:span></text:a><text:span text:style-name="Strong_20_Emphasis"><text:span text:style-name="T26"> <text:s/></text:span></text:span><text:a xlink:type="simple" xlink:href="https://www.valmikiramayan.net/" text:style-name="Internet_20_link" text:visited-style-name="Visited_20_Internet_20_Link"><text:span text:style-name="Strong_20_Emphasis">https://www.valmikiramayan.net/</text:span></text:a><text:span text:style-name="Strong_20_Emphasis"><text:span text:style-name="T26"> </text:span></text:span><text:span text:style-name="Strong_20_Emphasis"><text:span text:style-name="T39">for</text:span></text:span><text:span text:style-name="Strong_20_Emphasis"><text:span text:style-name="T26"> creating this </text:span></text:span><text:span text:style-name="Strong_20_Emphasis"><text:span text:style-name="T32">documentary</text:span></text:span><text:span text:style-name="Strong_20_Emphasis"><text:span text:style-name="T26"> by the knowledge </text:span></text:span><text:span text:style-name="Strong_20_Emphasis"><text:span text:style-name="T27">gained from those valuable resources. </text:span></text:span></text:p>
      <text:p text:style-name="P18"><text:span text:style-name="Strong_20_Emphasis"><text:span text:style-name="T27"/></text:span></text:p>
      <text:p text:style-name="P8"><text:span text:style-name="Strong_20_Emphasis"><text:span text:style-name="T27"/></text:span></text:p>
      <text:p text:style-name="P8"><text:span text:style-name="Strong_20_Emphasis"><text:span text:style-name="T27">This translation is the result of the efforts of an individual with a passion for Sanskrit literature, rather than that of a scholarly expert. The goal is to gain and disseminate knowledge of </text:span></text:span><text:span text:style-name="Strong_20_Emphasis"><text:span text:style-name="T103">the supreme consciousness(</text:span></text:span><text:span text:style-name="Strong_20_Emphasis"><text:span text:style-name="T107">ParahBrahma</text:span></text:span><text:span text:style-name="Strong_20_Emphasis"><text:span text:style-name="T103">)</text:span></text:span><text:span text:style-name="Strong_20_Emphasis"><text:span text:style-name="T27">. Corrections, if necessary, are welcomed and can be reported to </text:span></text:span><text:span text:style-name="Strong_20_Emphasis"><text:span text:style-name="T28">bayya.uk@gmail.com</text:span></text:span><text:span text:style-name="Strong_20_Emphasis"><text:span text:style-name="T27">. I </text:span></text:span><text:span text:style-name="Strong_20_Emphasis"><text:span text:style-name="T103">kindly &amp; heartfully bow down to salute</text:span></text:span><text:span text:style-name="Strong_20_Emphasis"><text:span text:style-name="T27"> the invaluable contributions of various resources that aided in creating this work. Recognizing the importance of a </text:span></text:span><text:span text:style-name="Strong_20_Emphasis"><text:span text:style-name="T103">Guru’s(</text:span></text:span><text:span text:style-name="Strong_20_Emphasis"><text:span text:style-name="T27">teacher's</text:span></text:span><text:span text:style-name="Strong_20_Emphasis"><text:span text:style-name="T103">)</text:span></text:span><text:span text:style-name="Strong_20_Emphasis"><text:span text:style-name="T27"> blessing to initiate any significant endeavor, I pay my respects to the almighty supreme Shiva, considering </text:span></text:span><text:span text:style-name="Strong_20_Emphasis"><text:span text:style-name="T103">h</text:span></text:span><text:span text:style-name="Strong_20_Emphasis"><text:span text:style-name="T27">im as my guru, as I commence this work with profound reverence.</text:span></text:span></text:p>
      <text:p text:style-name="P8"><text:span text:style-name="Strong_20_Emphasis"><text:span text:style-name="T84"/></text:span></text:p>
      <text:p text:style-name="P8"><text:span text:style-name="Strong_20_Emphasis"><text:span text:style-name="T84"/></text:span></text:p>
      <text:p text:style-name="P8"><text:span text:style-name="Strong_20_Emphasis"><text:span text:style-name="T84"/></text:span></text:p>
      <text:p text:style-name="P8"><text:span text:style-name="Strong_20_Emphasis"><text:span text:style-name="T84"/></text:span></text:p>
      <text:p text:style-name="P8"><text:span text:style-name="Strong_20_Emphasis"><text:span text:style-name="T84"/></text:span></text:p>
      <text:p text:style-name="P8"><text:span text:style-name="Strong_20_Emphasis"><text:span text:style-name="T84"/></text:span></text:p>
      <text:p text:style-name="P8"><text:soft-page-break/><text:span text:style-name="Strong_20_Emphasis"><text:span text:style-name="T84">శివాయ గురవే నమః</text:span></text:span></text:p>
      <text:p text:style-name="P8"><text:span text:style-name="Strong_20_Emphasis"><text:span text:style-name="T84"/></text:span></text:p>
      <text:p text:style-name="P12"><text:span text:style-name="Strong_20_Emphasis"><text:span text:style-name="T84">వందే దేవముమాపతిమ్ సురగురుమ్ వందే జగత్ కారణం వందే పన్నగ భూషణం మృగధరం</text:span></text:span></text:p>
      <text:p text:style-name="P12"><text:span text:style-name="Strong_20_Emphasis"><text:span text:style-name="T84">వందే పశునాం పతిం వందే సూర్య శశాంక వహ్ని నయనం వందే ముకుంద ప్రియం </text:span></text:span></text:p>
      <text:p text:style-name="P12"><text:span text:style-name="Strong_20_Emphasis"><text:span text:style-name="T84">వందే భక్త జనాశ్రయ చ వరదం వందే శివం శంకరం</text:span></text:span></text:p>
      <text:p text:style-name="P12"><text:span text:style-name="Strong_20_Emphasis"><text:span text:style-name="T84"/></text:span></text:p>
      <text:p text:style-name="P12"><text:span text:style-name="Strong_20_Emphasis"><text:span text:style-name="T34">Salutations to the Lord(husband) of Uma, to the teacher of Gods. Salutations to the one who is the cause of the entire Universe.</text:span></text:span></text:p>
      <text:p text:style-name="P12"><text:span text:style-name="Strong_20_Emphasis"><text:span text:style-name="T34">Salutations to the one who is decorated by the serpents, to the one holding a symbol of antelope in his hand.</text:span></text:span></text:p>
      <text:p text:style-name="P12"><text:span text:style-name="Strong_20_Emphasis"><text:span text:style-name="T34">Salutations </text:span></text:span><text:span text:style-name="Strong_20_Emphasis"><text:span text:style-name="T35">to the Lord of beasts(animals).</text:span></text:span></text:p>
      <text:p text:style-name="P13"><text:span text:style-name="Strong_20_Emphasis"><text:span text:style-name="T35">Salutations to the one with Sun, Moon &amp; Fire as his eyes.</text:span></text:span></text:p>
      <text:p text:style-name="P13"><text:span text:style-name="Strong_20_Emphasis"><text:span text:style-name="T35">Salutations to the beloved of Lord Vishnu.</text:span></text:span></text:p>
      <text:p text:style-name="P13"><text:span text:style-name="Strong_20_Emphasis"><text:span text:style-name="T35">Salutations to the one who showers boons on to the devotees who t</text:span></text:span><text:span text:style-name="Strong_20_Emphasis"><text:span text:style-name="T38">ake</text:span></text:span><text:span text:style-name="Strong_20_Emphasis"><text:span text:style-name="T35"> refugee in thee.</text:span></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oft-page-break/><text:span text:style-name="Strong_20_Emphasis"><text:span text:style-name="T3">* బాల కాండం: </text:span></text:span><text:span text:style-name="Strong_20_Emphasis"><text:span text:style-name="T122">ప్రథమ సర్గం</text:span></text:span><text:span text:style-name="Strong_20_Emphasis"> </text:span><text:span text:style-name="Strong_20_Emphasis"><text:span text:style-name="T3">*</text:span></text:span></text:p>
      <text:p text:style-name="P6"><text:span text:style-name="Strong_20_Emphasis"><text:span text:style-name="T3"/></text:span></text:p>
      <text:p text:style-name="P11"><text:span text:style-name="Strong_20_Emphasis"><text:span text:style-name="T4">తపస్స్వాధ్యాయనిరతం తపస్వీ వాగ్విదాం</text:span></text:span><text:span text:style-name="Strong_20_Emphasis"><text:span text:style-name="T6"> </text:span></text:span><text:span text:style-name="Strong_20_Emphasis"><text:span text:style-name="T4">వరమ్</text:span></text:span><text:span text:style-name="Strong_20_Emphasis"><text:span text:style-name="T6"> </text:span></text:span><text:span text:style-name="Strong_20_Emphasis"><text:span text:style-name="T7">.</text:span></text:span><text:span text:style-name="Strong_20_Emphasis"><text:span text:style-name="T6"><text:line-break/></text:span></text:span><text:span text:style-name="Strong_20_Emphasis"><text:span text:style-name="T4">నారదం</text:span></text:span><text:span text:style-name="Strong_20_Emphasis"><text:span text:style-name="T6"> </text:span></text:span><text:span text:style-name="Strong_20_Emphasis"><text:span text:style-name="T4">పరిపప్రచ్ఛ</text:span></text:span><text:span text:style-name="Strong_20_Emphasis"><text:span text:style-name="T6"> </text:span></text:span><text:span text:style-name="Strong_20_Emphasis"><text:span text:style-name="T4">వాల్మీకిర్మునిపుఙ్గవమ్</text:span></text:span><text:span text:style-name="Strong_20_Emphasis"><text:span text:style-name="T6"> </text:span></text:span><text:span text:style-name="Strong_20_Emphasis"><text:span text:style-name="T5">||</text:span></text:span><text:span text:style-name="Strong_20_Emphasis"><text:span text:style-name="T7">1.1.1</text:span></text:span><text:span text:style-name="Strong_20_Emphasis"><text:span text:style-name="T8">||</text:span></text:span></text:p>
      <text:p text:style-name="P2"><text:span text:style-name="Strong_20_Emphasis"><text:span text:style-name="T9">[</text:span></text:span><text:span text:style-name="Strong_20_Emphasis"><text:span text:style-name="T13">ascetic, sage Valmiki, </text:span></text:span><text:span text:style-name="Strong_20_Emphasis"><text:span text:style-name="T14">to heat/shine (or) religious austerity (or) to suffer the body undergo penance</text:span></text:span><text:span text:style-name="Strong_20_Emphasis"><text:span text:style-name="T13">, </text:span></text:span><text:span text:style-name="Strong_20_Emphasis"><text:span text:style-name="T14">reading the Vedas (or) reciting to oneself, ever (or) always, </text:span></text:span><text:span text:style-name="Strong_20_Emphasis"><text:span text:style-name="T41">వాక్</text:span></text:span><text:span text:style-name="Strong_20_Emphasis"><text:span text:style-name="T14"> - </text:span></text:span><text:span text:style-name="Strong_20_Emphasis"><text:span text:style-name="T15">in speaking (or) in enunciation, </text:span></text:span><text:span text:style-name="Strong_20_Emphasis"><text:span text:style-name="T16">wise (or) best/expert, sublime (or) best, </text:span></text:span><text:span text:style-name="Strong_20_Emphasis"><text:span text:style-name="T9">]</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Telugu" svg:font-family="'Lohit Telugu'"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30T12:10:05.392643454</meta:creation-date>
    <dc:date>2024-01-17T20:11:01.175899445</dc:date>
    <meta:editing-duration>PT1H24M59S</meta:editing-duration>
    <meta:editing-cycles>15</meta:editing-cycles>
    <meta:generator>LibreOffice/7.3.7.2$Linux_X86_64 LibreOffice_project/30$Build-2</meta:generator>
    <meta:document-statistic meta:table-count="0" meta:image-count="0" meta:object-count="0" meta:page-count="4" meta:paragraph-count="25" meta:word-count="879" meta:character-count="5405" meta:non-whitespace-character-count="4542"/>
  </office:meta>
</office:document-meta>
</file>